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2" svg:font-family="Arial" style:font-adornments="Normal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.499cm" style:rel-column-width="5775*"/>
    </style:style>
    <style:style style:name="Tabla1.B" style:family="table-column">
      <style:table-column-properties style:column-width="15.513cm" style:rel-column-width="59760*"/>
    </style:style>
    <style:style style:name="Tabla1.A1" style:family="table-cell">
      <style:table-cell-properties style:vertical-align="" fo:padding="0.097cm" fo:border="none"/>
    </style:style>
    <style:style style:name="Tabla4" style:family="table">
      <style:table-properties style:width="17.011cm" fo:margin-left="0cm" fo:margin-right="-0.011cm" table:align="margins"/>
    </style:style>
    <style:style style:name="Tabla4.A" style:family="table-column">
      <style:table-column-properties style:column-width="1.499cm" style:rel-column-width="5776*"/>
    </style:style>
    <style:style style:name="Tabla4.B" style:family="table-column">
      <style:table-column-properties style:column-width="7.756cm" style:rel-column-width="29879*"/>
    </style:style>
    <style:style style:name="Tabla4.C" style:family="table-column">
      <style:table-column-properties style:column-width="7.756cm" style:rel-column-width="29880*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" fo:padding="0.097cm" fo:border="none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1.499cm" style:rel-column-width="5775*"/>
    </style:style>
    <style:style style:name="Tabla7.B" style:family="table-column">
      <style:table-column-properties style:column-width="15.513cm" style:rel-column-width="59760*"/>
    </style:style>
    <style:style style:name="Tabla7.1" style:family="table-row">
      <style:table-row-properties fo:keep-together="always"/>
    </style:style>
    <style:style style:name="Tabla7.A1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1.499cm" style:rel-column-width="5775*"/>
    </style:style>
    <style:style style:name="Tabla5.B" style:family="table-column">
      <style:table-column-properties style:column-width="7.758cm" style:rel-column-width="29880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1.499cm" style:rel-column-width="5775*"/>
    </style:style>
    <style:style style:name="Tabla6.B" style:family="table-column">
      <style:table-column-properties style:column-width="7.758cm" style:rel-column-width="29880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none"/>
    </style:style>
    <style:style style:name="P1" style:family="paragraph" style:parent-style-name="Header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Comic Sans MS" fo:font-size="8pt" style:font-size-asian="8pt" style:font-style-complex="italic"/>
    </style:style>
    <style:style style:name="P4" style:family="paragraph" style:parent-style-name="Footer">
      <style:paragraph-properties fo:text-align="center" style:justify-single-word="false">
        <style:tab-stops>
          <style:tab-stop style:position="11.502cm" style:type="center"/>
          <style:tab-stop style:position="17.002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1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orphans="0" fo:widows="0"/>
    </style:style>
    <style:style style:name="P7" style:family="paragraph" style:parent-style-name="Standard">
      <style:paragraph-properties fo:text-align="justify" style:justify-single-word="false" fo:orphans="0" fo:widows="0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XML">
      <style:text-properties fo:font-weight="normal" style:font-weight-asian="normal" style:font-weight-complex="normal"/>
    </style:style>
    <style:style style:name="P9" style:family="paragraph" style:parent-style-name="XML">
      <style:text-properties fo:font-size="9.75pt" fo:font-style="normal" fo:font-weight="normal" style:font-weight-asian="normal" style:font-weight-complex="normal"/>
    </style:style>
    <style:style style:name="P10" style:family="paragraph" style:parent-style-name="XML-Validacion">
      <style:text-properties fo:font-weight="bold" style:font-weight-asian="bold" style:font-weight-complex="bold"/>
    </style:style>
    <style:style style:name="P11" style:family="paragraph" style:parent-style-name="XML-Validacion">
      <style:text-properties fo:font-weight="normal" style:font-weight-asian="normal" style:font-weight-complex="normal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/>
      </style:paragraph-properties>
    </style:style>
    <style:style style:name="P14" style:family="paragraph" style:parent-style-name="Table_20_Contents" style:list-style-name="L1"/>
    <style:style style:name="P15" style:family="paragraph" style:parent-style-name="Table_20_Contents" style:list-style-name="L2"/>
    <style:style style:name="P16" style:family="paragraph" style:parent-style-name="Table_20_Contents" style:list-style-name="L3"/>
    <style:style style:name="P17" style:family="paragraph" style:parent-style-name="Table_20_Contents" style:list-style-name="L4"/>
    <style:style style:name="P18" style:family="paragraph" style:parent-style-name="Table_20_Contents" style:list-style-name="L5"/>
    <style:style style:name="P19" style:family="paragraph" style:parent-style-name="Table_20_Contents" style:list-style-name="L6"/>
    <style:style style:name="P20" style:family="paragraph" style:parent-style-name="Table_20_Contents" style:list-style-name="L7"/>
    <style:style style:name="P21" style:family="paragraph" style:parent-style-name="XML-Validacion">
      <style:text-properties fo:font-weight="bold" style:font-weight-asian="bold" style:font-weight-complex="bold"/>
    </style:style>
    <style:style style:name="T1" style:family="text">
      <style:text-properties fo:color="#999999" style:font-name="Arial1" fo:font-size="6pt" style:font-size-asian="6pt"/>
    </style:style>
    <style:style style:name="T2" style:family="text">
      <style:text-properties fo:color="#999999" style:font-name="Arial1" fo:font-size="7pt" style:font-size-asian="7pt"/>
    </style:style>
    <style:style style:name="T3" style:family="text">
      <style:text-properties fo:color="#999999" fo:font-size="6pt" style:font-size-asian="6pt"/>
    </style:style>
    <style:style style:name="T4" style:family="text">
      <style:text-properties style:font-name="Arial1" fo:font-size="7pt" style:font-size-asian="7pt"/>
    </style:style>
    <style:style style:name="T5" style:family="text">
      <style:text-properties style:font-name="Symbol" fo:font-size="7pt" style:font-size-asian="7pt"/>
    </style:style>
    <style:style style:name="T6" style:family="text">
      <style:text-properties fo:font-size="7pt" style:font-size-asian="7pt"/>
    </style:style>
    <style:style style:name="T7" style:family="text">
      <style:text-properties fo:font-size="7pt" fo:font-weight="bold" style:font-size-asian="7pt" style:font-weight-asian="bold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0" style:family="text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11" style:family="text">
      <style:text-properties style:font-name="Arial" fo:font-size="14pt" style:font-size-asian="14pt" style:font-name-complex="Arial" style:font-size-complex="14pt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9.75pt" fo:font-style="normal" fo:font-weight="normal"/>
    </style:style>
    <style:style style:name="T17" style:family="text">
      <style:text-properties fo:font-size="9.75pt" fo:font-style="normal" fo:font-weight="normal" style:font-weight-asian="normal" style:font-weight-complex="normal"/>
    </style:style>
    <style:style style:name="T18" style:family="text">
      <style:text-properties officeooo:rsid="000e4b7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4960_1224323092"/><text:span text:style-name="T18">E</text:span>jercicios de validación de XML<text:bookmark-end text:name="__RefHeading__4960_1224323092"/></text:h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/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3"/>
          <text:p text:style-name="P12"><text:a xlink:type="simple" xlink:href="#__RefHeading__5066_1224323092" text:style-name="Internet_20_link" text:visited-style-name="Internet_20_link">1. XML<text:tab/>1</text:a></text:p>
          <text:p text:style-name="P12"><text:a xlink:type="simple" xlink:href="#__RefHeading__5068_1224323092" text:style-name="Internet_20_link" text:visited-style-name="Internet_20_link">2. DTD<text:tab/>2</text:a></text:p>
          <text:p text:style-name="P12"><text:a xlink:type="simple" xlink:href="#__RefHeading__5070_1224323092" text:style-name="Internet_20_link" text:visited-style-name="Internet_20_link">3. XSD<text:tab/>4</text:a></text:p>
          <text:p text:style-name="P12"><text:a xlink:type="simple" xlink:href="#__RefHeading__5074_1224323092" text:style-name="Internet_20_link" text:visited-style-name="Internet_20_link">4. Relax NG<text:tab/>16</text:a></text:p>
          <text:p text:style-name="P12"><text:a xlink:type="simple" xlink:href="#__RefHeading__3455_1044988634" text:style-name="Internet_20_link" text:visited-style-name="Internet_20_link">5. Schematron<text:tab/>23</text:a></text:p>
        </text:index-body>
      </text:table-of-content>
      <text:h text:style-name="Heading_20_2" text:outline-level="2"><text:bookmark-start text:name="__RefHeading__5066_1224323092"/>XML<text:bookmark-end text:name="__RefHeading__5066_1224323092"/></text:h>
      <text:h text:style-name="Heading_20_3" text:outline-level="3">Indica porqué los siguientes XML son incorrectos, y propón una solución: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xml:id="list3508870383536997254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item&gt;Item 1&lt;/item&gt;</text:p>
            <text:p text:style-name="XML">&lt;item&gt;Item 2&lt;/item&gt;</text:p>
          </table:table-cell>
        </table:table-row>
        <table:table-row>
          <table:table-cell table:style-name="Tabla1.A1" office:value-type="string">
            <text:list xml:id="list192504220043961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item&gt;Coche&lt;/meti&gt; </text:p>
          </table:table-cell>
        </table:table-row>
        <table:table-row>
          <table:table-cell table:style-name="Tabla1.A1" office:value-type="string">
            <text:list xml:id="list192503796739773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item&gt;Coche&lt;/ITEM&gt; </text:p>
          </table:table-cell>
        </table:table-row>
        <table:table-row>
          <table:table-cell table:style-name="Tabla1.A1" office:value-type="string">
            <text:list xml:id="list192503991977550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negrita&gt;&lt;cursiva&gt;XML&lt;/negrita&gt;&lt;/cursiva&gt;</text:p>
          </table:table-cell>
        </table:table-row>
        <table:table-row>
          <table:table-cell table:style-name="Tabla1.A1" office:value-type="string">
            <text:list xml:id="list192503494897547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descripcion&gt;Hay manzanas &lt;color&gt;amarillas&lt;color&gt;&lt;/descripcion&gt;</text:p>
          </table:table-cell>
        </table:table-row>
        <table:table-row>
          <table:table-cell table:style-name="Tabla1.A1" office:value-type="string">
            <text:list xml:id="list192504456924433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usuario@grupo&gt;Pedro@Empleados&lt;/usuario@grupo&gt; </text:p>
          </table:table-cell>
        </table:table-row>
        <table:table-row>
          <table:table-cell table:style-name="Tabla1.A1" office:value-type="string">
            <text:list xml:id="list192503226390936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xmlFile&gt;Vehículos.xml&lt;/xmlFile&gt; </text:p>
          </table:table-cell>
        </table:table-row>
        <table:table-row>
          <table:table-cell table:style-name="Tabla1.A1" office:value-type="string">
            <text:list xml:id="list192503649196218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vehiculo desc='Peugeot '408' ranchera'&gt;Coche&lt;/vehiculo&gt;</text:p>
          </table:table-cell>
        </table:table-row>
        <table:table-row>
          <table:table-cell table:style-name="Tabla1.A1" office:value-type="string">
            <text:list xml:id="list192502629134423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entre&gt;22 &lt; 44 &amp; 22 &gt; 11&lt;/entre&gt;</text:p>
          </table:table-cell>
        </table:table-row>
        <table:table-row>
          <table:table-cell table:style-name="Tabla1.A1" office:value-type="string">
            <text:list xml:id="list192504125566577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!-- -- Esto es un comentario -- --&gt;</text:p>
          </table:table-cell>
        </table:table-row>
        <table:table-row>
          <table:table-cell table:style-name="Tabla1.A1" office:value-type="string">
            <text:list xml:id="list192504445263025" text:continue-numbering="true" text:style-name="L1">
              <text:list-item>
                <text:p text:style-name="P14"/>
              </text:list-item>
            </text:list>
          </table:table-cell>
          <table:table-cell table:style-name="Tabla1.A1" office:value-type="string">
            <text:p text:style-name="XML">&lt;![CDATA[ &lt;[[aa]]&gt;]]&gt;</text:p>
          </table:table-cell>
        </table:table-row>
      </table:table>
      <text:h text:style-name="Heading_20_3" text:outline-level="3"><text:soft-page-break/>Enumera, resaltando su diferencias esenciales, los distintos mecanismos para validar un XML:</text:h>
      <text:h text:style-name="Heading_20_2" text:outline-level="2"><text:bookmark-start text:name="__RefHeading__5068_1224323092"/>DTD<text:bookmark-end text:name="__RefHeading__5068_1224323092"/></text:h>
      <text:h text:style-name="Heading_20_3" text:outline-level="3">Dado el DTD expuesto, explica lo que valida, indica porqué el XML de al lado es incorrecto, y propón una solución:</text:h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list xml:id="list1627575474009424115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#PCDATA)&gt;</text:p>
          </table:table-cell>
          <table:table-cell table:style-name="Tabla4.A1" office:value-type="string">
            <text:p text:style-name="XML">&lt;!DOCTYPE XXX SYSTEM "dtd.dtd"&gt;</text:p>
            <text:p text:style-name="XML">&lt;TEXTO&gt;Documento XML&lt;/TEXTO&gt;</text:p>
          </table:table-cell>
        </table:table-row>
        <table:table-row table:style-name="Tabla4.1">
          <table:table-cell table:style-name="Tabla4.A1" office:value-type="string">
            <text:list xml:id="list192503542170928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 , BBB)&gt;</text:p>
            <text:p text:style-name="XML-Validacion">&lt;!ELEMENT AAA (#PCDATA)&gt;</text:p>
            <text:p text:style-name="XML-Validacion">&lt;!ELEMENT BBB (#PCDATA)&gt;</text:p>
          </table:table-cell>
          <table:table-cell table:style-name="Tabla4.A1" office:value-type="string">
            <text:p text:style-name="XML">&lt;!DOCTYPE XXX SYSTEM "dtd.dtd"&gt;</text:p>
            <text:p text:style-name="XML">&lt;XXX&gt;Elementos:</text:p>
            <text:p text:style-name="XML"><text:s text:c="2"/>&lt;BBB&gt;Primer elemento&lt;/BBB&gt;</text:p>
            <text:p text:style-name="XML"><text:s text:c="2"/>&lt;AAA&gt;Segundo elemento&lt;/AAA&gt;</text:p>
            <text:p text:style-name="XML"><text:s text:c="2"/>&lt;AAA/&gt;</text:p>
            <text:p text:style-name="XML"><text:s text:c="2"/>&lt;AAA&gt;Tercer elemento&lt;/AAA&gt;</text:p>
            <text:p text:style-name="XML">&lt;/XXX&gt;</text:p>
          </table:table-cell>
        </table:table-row>
        <table:table-row table:style-name="Tabla4.1">
          <table:table-cell table:style-name="Tabla4.A1" office:value-type="string">
            <text:list xml:id="list192503471484489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* , BBB)&gt;</text:p>
            <text:p text:style-name="XML-Validacion">&lt;!ELEMENT AAA (#PCDATA)&gt;</text:p>
            <text:p text:style-name="XML-Validacion">&lt;!ELEMENT BBB (#PCDATA)&gt;</text:p>
          </table:table-cell>
          <table:table-cell table:style-name="Tabla4.A1" office:value-type="string">
            <text:p text:style-name="XML">&lt;!DOCTYPE XXX SYSTEM "dtd .dtd"&gt;</text:p>
            <text:p text:style-name="XML">&lt;XXX&gt;</text:p>
            <text:p text:style-name="XML"><text:s text:c="2"/>&lt;BBB/&gt;</text:p>
            <text:p text:style-name="XML"><text:s text:c="2"/>&lt;AAA&gt;Primer elemento&lt;/AAA&gt;</text:p>
            <text:p text:style-name="XML">&lt;/XXX&gt;</text:p>
          </table:table-cell>
        </table:table-row>
        <table:table-row table:style-name="Tabla4.1">
          <table:table-cell table:style-name="Tabla4.A1" office:value-type="string">
            <text:list xml:id="list192503633527258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+ , BBB)&gt;</text:p>
            <text:p text:style-name="XML-Validacion">&lt;!ELEMENT AAA (#PCDATA)&gt;</text:p>
            <text:p text:style-name="XML-Validacion">&lt;!ELEMENT BBB (#PCDATA)&gt;</text:p>
          </table:table-cell>
          <table:table-cell table:style-name="Tabla4.A1" office:value-type="string">
            <text:p text:style-name="XML">&lt;!DOCTYPE XXX SYSTEM "dtd .dtd"&gt;</text:p>
            <text:p text:style-name="XML">&lt;XXX&gt;</text:p>
            <text:p text:style-name="XML"><text:s text:c="2"/>&lt;BBB&gt;Primer elemento&lt;/BBB&gt;</text:p>
            <text:p text:style-name="XML">&lt;/XXX&gt;</text:p>
          </table:table-cell>
        </table:table-row>
        <table:table-row table:style-name="Tabla4.1">
          <table:table-cell table:style-name="Tabla4.A1" office:value-type="string">
            <text:list xml:id="list192502988297929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? , BBB)&gt;</text:p>
            <text:p text:style-name="XML-Validacion">&lt;!ELEMENT AAA (#PCDATA)&gt;</text:p>
            <text:p text:style-name="XML-Validacion">&lt;!ELEMENT BBB (#PCDATA)&gt;</text:p>
          </table:table-cell>
          <table:table-cell table:style-name="Tabla4.A1" office:value-type="string">
            <text:p text:style-name="XML">&lt;!DOCTYPE XXX SYSTEM "dtd.dtd"&gt;</text:p>
            <text:p text:style-name="XML">&lt;XXX&gt;</text:p>
            <text:p text:style-name="XML"><text:s text:c="2"/>&lt;AAA&gt;Primer elemento&lt;/AAA&gt;</text:p>
            <text:p text:style-name="XML"><text:s text:c="2"/>&lt;AAA&gt;Segundo elemento&lt;/AAA&gt;</text:p>
            <text:p text:style-name="XML"><text:s text:c="2"/>&lt;BBB&gt;Tercer elemento&lt;/BBB&gt;</text:p>
            <text:p text:style-name="XML">&lt;/XXX&gt;</text:p>
          </table:table-cell>
        </table:table-row>
        <table:table-row table:style-name="Tabla4.1">
          <table:table-cell table:style-name="Tabla4.A1" office:value-type="string">
            <text:list xml:id="list192503636124611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 | BBB)&gt;</text:p>
            <text:p text:style-name="XML-Validacion">&lt;!ELEMENT AAA (#PCDATA)&gt;</text:p>
            <text:p text:style-name="XML-Validacion">&lt;!ELEMENT BBB (#PCDATA)&gt;</text:p>
          </table:table-cell>
          <table:table-cell table:style-name="Tabla4.A1" office:value-type="string">
            <text:p text:style-name="XML">&lt;!DOCTYPE XXX SYSTEM "dtd.dtd"&gt;</text:p>
            <text:p text:style-name="XML">&lt;XXX&gt;</text:p>
            <text:p text:style-name="XML"><text:s text:c="2"/>&lt;AAA&gt;Primer elemento&lt;/AAA&gt;</text:p>
            <text:p text:style-name="XML"><text:s text:c="2"/>&lt;BBB&gt;Segundo elemento&lt;/BBB&gt;</text:p>
            <text:p text:style-name="XML">&lt;/XXX&gt;</text:p>
          </table:table-cell>
        </table:table-row>
        <table:table-row table:style-name="Tabla4.1">
          <table:table-cell table:style-name="Tabla4.A1" office:value-type="string">
            <text:list xml:id="list192502586252409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+)&gt;</text:p>
            <text:p text:style-name="XML-Validacion">&lt;!ELEMENT AAA (#PCDATA | BBB)&gt;</text:p>
            <text:p text:style-name="XML-Validacion">&lt;!ELEMENT BBB (#PCDATA)&gt;</text:p>
          </table:table-cell>
          <table:table-cell table:style-name="Tabla4.A1" office:value-type="string">
            <text:p text:style-name="XML">&lt;!DOCTYPE XXX SYSTEM "dtd.dtd"&gt;</text:p>
            <text:p text:style-name="XML">&lt;XXX&gt;</text:p>
            <text:p text:style-name="XML"><text:s text:c="2"/>&lt;AAA&gt;Elementos:</text:p>
            <text:p text:style-name="XML"><text:s text:c="4"/>&lt;BBB&gt;Primer Elemento&lt;/BBB&gt;</text:p>
            <text:p text:style-name="XML"><text:s text:c="4"/>&lt;BBB&gt;Segundo Elemento&lt;/BBB&gt;</text:p>
            <text:p text:style-name="XML"><text:s text:c="2"/>&lt;/AAA&gt;</text:p>
            <text:p text:style-name="XML">&lt;/XXX&gt;</text:p>
          </table:table-cell>
        </table:table-row>
        <text:soft-page-break/>
        <table:table-row table:style-name="Tabla4.1">
          <table:table-cell table:style-name="Tabla4.A1" office:value-type="string">
            <text:list xml:id="list192502711085339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#PCDATA)&gt;</text:p>
            <text:p text:style-name="XML-Validacion">&lt;!ATTLIST XXX </text:p>
            <text:p text:style-name="XML-Validacion"><text:s text:c="2"/>aaa CDATA #REQUIRED </text:p>
            <text:p text:style-name="XML-Validacion"><text:s text:c="2"/>bbb CDATA #IMPLIED&gt;</text:p>
          </table:table-cell>
          <table:table-cell table:style-name="Tabla4.A1" office:value-type="string">
            <text:p text:style-name="XML">&lt;!DOCTYPE XXX SYSTEM "dtd.dtd"&gt;</text:p>
            <text:p text:style-name="XML">&lt;XXX bbb='valor'&gt;Texto&lt;/XXX&gt;</text:p>
          </table:table-cell>
        </table:table-row>
        <table:table-row table:style-name="Tabla4.1">
          <table:table-cell table:style-name="Tabla4.A1" office:value-type="string">
            <text:list xml:id="list192502551256763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#PCDATA)&gt;</text:p>
            <text:p text:style-name="XML-Validacion">&lt;!ATTLIST XXX </text:p>
            <text:p text:style-name="XML-Validacion"><text:s text:c="4"/>aaa NMTOKEN #REQUIRED </text:p>
            <text:p text:style-name="XML-Validacion"><text:s text:c="4"/>bbb NMTOKENS #REQUIRED&gt;</text:p>
          </table:table-cell>
          <table:table-cell table:style-name="Tabla4.A1" office:value-type="string">
            <text:p text:style-name="XML">&lt;!DOCTYPE XXX SYSTEM "dtd.dtd"&gt;</text:p>
            <text:p text:style-name="XML">&lt;XXX bbb='#valor'</text:p>
            <text:p text:style-name="XML"><text:s text:c="2"/>aaa='otro valor'&gt;Texto&lt;/XXX&gt;</text:p>
          </table:table-cell>
        </table:table-row>
        <table:table-row table:style-name="Tabla4.1">
          <table:table-cell table:style-name="Tabla4.A1" office:value-type="string">
            <text:list xml:id="list192503359157297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+ , BBB+)&gt;</text:p>
            <text:p text:style-name="XML-Validacion">&lt;!ELEMENT AAA (#PCDATA)&gt;</text:p>
            <text:p text:style-name="XML-Validacion">&lt;!ELEMENT BBB (#PCDATA)&gt;</text:p>
            <text:p text:style-name="XML-Validacion">&lt;!ATTLIST AAA </text:p>
            <text:p text:style-name="XML-Validacion"><text:s text:c="2"/>id ID #REQUIRED&gt; </text:p>
            <text:p text:style-name="XML-Validacion">&lt;!ATTLIST BBB </text:p>
            <text:p text:style-name="XML-Validacion"><text:s text:c="2"/>cod ID #REQUIRED&gt; </text:p>
          </table:table-cell>
          <table:table-cell table:style-name="Tabla4.A1" office:value-type="string">
            <text:p text:style-name="XML">&lt;!DOCTYPE XXX SYSTEM "dtd.dtd"&gt;</text:p>
            <text:p text:style-name="XML">&lt;XXX&gt;</text:p>
            <text:p text:style-name="XML"><text:s text:c="2"/>&lt;AAA id=”a1”&gt;Elemento 1&lt;/AAA&gt;</text:p>
            <text:p text:style-name="XML"><text:s text:c="2"/>&lt;AAA id=”2a”&gt;Elemento 2&lt;/AAA&gt;</text:p>
            <text:p text:style-name="XML"><text:s text:c="2"/>&lt;BBB cod=”a1”&gt;Elemento 3&lt;/BBB&gt;</text:p>
            <text:p text:style-name="XML"><text:s text:c="2"/>&lt;BBB cod=”a 4”&gt;Otro 4&lt;/BBB&gt;</text:p>
            <text:p text:style-name="XML">&lt;/XXX&gt;</text:p>
          </table:table-cell>
        </table:table-row>
        <table:table-row table:style-name="Tabla4.1">
          <table:table-cell table:style-name="Tabla4.A1" office:value-type="string">
            <text:list xml:id="list192502705813298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+ , BBB+)&gt;</text:p>
            <text:p text:style-name="XML-Validacion">&lt;!ELEMENT AAA (#PCDATA)&gt;</text:p>
            <text:p text:style-name="XML-Validacion">&lt;!ELEMENT BBB (#PCDATA)&gt;</text:p>
            <text:p text:style-name="XML-Validacion">&lt;!ATTLIST AAA </text:p>
            <text:p text:style-name="XML-Validacion"><text:s text:c="2"/>id ID #REQUIRED</text:p>
            <text:p text:style-name="XML-Validacion"><text:s text:c="2"/>refs IDREFS #IMPLIED&gt; </text:p>
            <text:p text:style-name="XML-Validacion">&lt;!ATTLIST BBB </text:p>
            <text:p text:style-name="XML-Validacion"><text:s text:c="2"/>cod ID #REQUIRED</text:p>
            <text:p text:style-name="XML-Validacion"><text:s text:c="2"/>ref IDREF #REQUIRED&gt; </text:p>
          </table:table-cell>
          <table:table-cell table:style-name="Tabla4.A1" office:value-type="string">
            <text:p text:style-name="XML">&lt;!DOCTYPE XXX SYSTEM "dtd.dtd"&gt;</text:p>
            <text:p text:style-name="XML">&lt;XXX&gt;</text:p>
            <text:p text:style-name="XML"><text:s text:c="2"/>&lt;AAA id=”a1” refs=”c1 c2”&gt;</text:p>
            <text:p text:style-name="XML"><text:s text:c="4"/>Elemento 1&lt;/AAA&gt;</text:p>
            <text:p text:style-name="XML"><text:s text:c="2"/>&lt;AAA id=”a2”&gt;Elemento 2&lt;/AAA&gt;</text:p>
            <text:p text:style-name="XML"><text:s text:c="2"/>&lt;BBB cod=”b3” ref=”a1”&gt;</text:p>
            <text:p text:style-name="XML"><text:s text:c="4"/>Elemento 3&lt;/BBB&gt;</text:p>
            <text:p text:style-name="XML"><text:s text:c="2"/>&lt;BBB cod=”b4” ref=”a1 a2”&gt;</text:p>
            <text:p text:style-name="XML"><text:s text:c="4"/>Elemento 4&lt;/BBB&gt;</text:p>
            <text:p text:style-name="XML">&lt;/XXX&gt;</text:p>
          </table:table-cell>
        </table:table-row>
        <table:table-row table:style-name="Tabla4.1">
          <table:table-cell table:style-name="Tabla4.A1" office:value-type="string">
            <text:list xml:id="list192503842594501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+ , BBB+)&gt;</text:p>
            <text:p text:style-name="XML-Validacion">&lt;!ELEMENT AAA (#PCDATA)&gt;</text:p>
            <text:p text:style-name="XML-Validacion">&lt;!ELEMENT BBB (#PCDATA)&gt;</text:p>
            <text:p text:style-name="XML-Validacion">&lt;!ATTLIST AAA </text:p>
            <text:p text:style-name="XML-Validacion"><text:s text:c="2"/>true ( yes | no ) #REQUIRED&gt; </text:p>
            <text:p text:style-name="XML-Validacion">&lt;!ATTLIST BBB </text:p>
            <text:p text:style-name="XML-Validacion"><text:s text:c="2"/>day (1|2|3|4|5|6|7) “7”&gt;</text:p>
          </table:table-cell>
          <table:table-cell table:style-name="Tabla4.A1" office:value-type="string">
            <text:p text:style-name="XML">&lt;!DOCTYPE XXX SYSTEM "dtd.dtd"&gt;</text:p>
            <text:p text:style-name="XML">&lt;XXX&gt; </text:p>
            <text:p text:style-name="XML"><text:s text:c="2"/>&lt;AAA true="yes"/&gt;</text:p>
            <text:p text:style-name="XML"><text:s text:c="2"/>&lt;AAA true="quizá"/&gt;</text:p>
            <text:p text:style-name="XML"><text:s text:c="2"/>&lt;BBB day="1"/&gt;</text:p>
            <text:p text:style-name="XML"><text:s text:c="2"/>&lt;BBB day="14"/&gt;</text:p>
            <text:p text:style-name="XML">&lt;/XXX&gt; </text:p>
          </table:table-cell>
        </table:table-row>
        <table:table-row table:style-name="Tabla4.1">
          <table:table-cell table:style-name="Tabla4.A1" office:value-type="string">
            <text:list xml:id="list192502525830123" text:continue-numbering="true" text:style-name="L2">
              <text:list-item>
                <text:p text:style-name="P15"/>
              </text:list-item>
            </text:list>
          </table:table-cell>
          <table:table-cell table:style-name="Tabla4.A1" office:value-type="string">
            <text:p text:style-name="XML-Validacion">&lt;!ELEMENT XXX (AAA+)&gt;</text:p>
            <text:p text:style-name="XML-Validacion">&lt;!ELEMENT AAA EMPTY&gt; </text:p>
            <text:p text:style-name="XML-Validacion">&lt;!ATTLIST AAA </text:p>
            <text:p text:style-name="XML-Validacion"><text:s text:c="2"/>true ( yes | no ) “yes”&gt;</text:p>
          </table:table-cell>
          <table:table-cell table:style-name="Tabla4.A1" office:value-type="string">
            <text:p text:style-name="XML">&lt;!DOCTYPE XXX SYSTEM "dtd.dtd"&gt;</text:p>
            <text:p text:style-name="XML">&lt;XXX&gt; </text:p>
            <text:p text:style-name="XML"><text:s text:c="3"/>&lt;AAA true="yes"/&gt;</text:p>
            <text:p text:style-name="XML"><text:s text:c="3"/>&lt;AAA true="no"&gt;&lt;/AAA&gt; </text:p>
            <text:p text:style-name="XML"><text:s text:c="3"/>&lt;AAA/&gt;</text:p>
            <text:p text:style-name="XML"><text:s text:c="3"/>&lt;AAA true="yes"&gt;&lt;/AAA&gt; </text:p>
            <text:p text:style-name="XML"><text:s text:c="3"/>&lt;AAA&gt;true="no"&lt;/AAA&gt; </text:p>
            <text:p text:style-name="XML">&lt;/XXX&gt;</text:p>
          </table:table-cell>
        </table:table-row>
      </table:table>
      <text:h text:style-name="Heading_20_2" text:outline-level="2"><text:bookmark-start text:name="__RefHeading__5070_1224323092"/><text:soft-page-break/>XSD<text:bookmark-end text:name="__RefHeading__5070_1224323092"/></text:h>
      <text:h text:style-name="Heading_20_3" text:outline-level="3">Enumere los distintos elementos de XSD:</text:h>
      <text:h text:style-name="Heading_20_3" text:outline-level="3">Enumere los distintos tipos de datos 'Built-in' (incorporados) de XSD:</text:h>
      <text:h text:style-name="Heading_20_3" text:outline-level="3">Dado el XSD expuesto, explica lo que valida, indica porqué el XML de abajo es incorrecto, y propón una solución: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list xml:id="list1348089365932968730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 ?&gt;</text:p>
            <text:p text:style-name="XML-Validacion">&lt;xs:schema xmlns:xs="http://www.w3.org/2001/XMLSchema"&gt;</text:p>
            <text:p text:style-name="XML-Validacion"><text:s/>&lt;xs:element name="Author"&gt;</text:p>
            <text:p text:style-name="XML-Validacion"><text:s text:c="2"/>&lt;xs:complexType&gt;</text:p>
            <text:p text:style-name="P10"><text:s text:c="3"/>&lt;xs:sequence&gt;</text:p>
            <text:p text:style-name="P10"><text:s text:c="4"/>&lt;xs:element name="FirstName" type="xs:string"/&gt;</text:p>
            <text:p text:style-name="P10"><text:s text:c="4"/>&lt;xs:element name="LastName" type="xs:string"/&gt;</text:p>
            <text:p text:style-name="P10"><text:s text:c="3"/>&lt;/xs:sequence&gt;</text:p>
            <text:p text:style-name="XML-Validacion"><text:s text:c="2"/>&lt;/xs:complexType&gt;</text:p>
            <text:p text:style-name="XML-Validacion"><text:s/>&lt;/xs:element&gt;</text:p>
            <text:p text:style-name="XML-Validacion">&lt;/xs:schema&gt;</text:p>
          </table:table-cell>
        </table:table-row>
        <table:table-row table:style-name="Tabla7.1">
          <table:table-cell table:style-name="Tabla7.A1" office:value-type="string">
            <text:list xml:id="list192503854612155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Author xmlns:xsi="http://www.w3.org/2001/XMLSchema-instance" </text:p>
            <text:p text:style-name="XML"><text:s/>xsi:noNamespaceSchemaLocation="Author.xsd"&gt;</text:p>
            <text:p text:style-name="XML"><text:s text:c="2"/>&lt;LastName&gt;Twain&lt;/LastName&gt;</text:p>
            <text:p text:style-name="XML"><text:s text:c="2"/>&lt;FirstName&gt;Mark&lt;/FirstName&gt;</text:p>
            <text:p text:style-name="XML">&lt;/Author&gt;</text:p>
          </table:table-cell>
        </table:table-row>
        <table:table-row table:style-name="Tabla7.1">
          <table:table-cell table:style-name="Tabla7.A1" office:value-type="string">
            <text:list xml:id="list192503386360148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?&gt;</text:p>
            <text:p text:style-name="XML-Validacion">&lt;xs:schema xmlns:xs="http://www.w3.org/2001/XMLSchema"&gt;</text:p>
            <text:p text:style-name="P10"><text:s/>&lt;xs:simpleType name="Password"&gt;</text:p>
            <text:p text:style-name="P10"><text:s text:c="2"/>&lt;xs:restriction base="xs:string"&gt;</text:p>
            <text:p text:style-name="P10"><text:s text:c="3"/>&lt;xs:minLength value="6"/&gt;</text:p>
            <text:p text:style-name="P10"><text:s text:c="3"/>&lt;xs:maxLength value="12"/&gt;</text:p>
            <text:p text:style-name="P10"><text:s text:c="2"/>&lt;/xs:restriction&gt;</text:p>
            <text:p text:style-name="P10"><text:s/>&lt;/xs:simpleType&gt;</text:p>
            <text:p text:style-name="XML-Validacion"><text:s/>&lt;xs:element name="User"&gt;</text:p>
            <text:p text:style-name="XML-Validacion"><text:s text:c="2"/>&lt;xs:complexType&gt;</text:p>
            <text:p text:style-name="XML-Validacion"><text:s text:c="3"/>&lt;xs:sequence&gt;</text:p>
            <text:p text:style-name="XML-Validacion"><text:s text:c="4"/><text:span text:style-name="T14">&lt;xs:element name="PW" type="Password"/&gt;</text:span></text:p>
            <text:p text:style-name="XML-Validacion"><text:s text:c="3"/>&lt;/xs:sequence&gt;</text:p>
            <text:p text:style-name="XML-Validacion"><text:s text:c="2"/>&lt;/xs:complexType&gt;</text:p>
            <text:p text:style-name="XML-Validacion"><text:s/>&lt;/xs:element&gt;</text:p>
            <text:p text:style-name="XML-Validacion">&lt;/xs:schema&gt;</text:p>
          </table:table-cell>
        </table:table-row>
        <table:table-row table:style-name="Tabla7.1">
          <table:table-cell table:style-name="Tabla7.A1" office:value-type="string">
            <text:list xml:id="list192504529359236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User xmlns:xsi="http://www.w3.org/2001/XMLSchema-instance" </text:p>
            <text:p text:style-name="XML"><text:s/>xsi:noNamespaceSchemaLocation="Password.xsd"&gt;</text:p>
            <text:p text:style-name="XML"><text:s text:c="2"/>&lt;PW&gt;Pass&lt;/PW&gt;</text:p>
            <text:p text:style-name="XML">&lt;/User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3460190763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?&gt;</text:p>
            <text:p text:style-name="XML-Validacion">&lt;xs:schema xmlns:xs="http://www.w3.org/2001/XMLSchema"&gt;</text:p>
            <text:p text:style-name="XML-Validacion"><text:s/><text:span text:style-name="T14">&lt;xs:simpleType name="Password"&gt;</text:span></text:p>
            <text:p text:style-name="P10"><text:s text:c="2"/>&lt;xs:restriction base="xs:string"&gt;</text:p>
            <text:p text:style-name="P10"><text:s text:c="3"/>&lt;xs:pattern value="[A-Za-z]{6,12}"/&gt;</text:p>
            <text:p text:style-name="P10"><text:s text:c="2"/>&lt;/xs:restriction&gt;</text:p>
            <text:p text:style-name="P10"><text:s/>&lt;/xs:simpleType&gt;</text:p>
            <text:p text:style-name="XML-Validacion"><text:s/>&lt;xs:element name="User"&gt;</text:p>
            <text:p text:style-name="XML-Validacion"><text:s text:c="2"/>&lt;xs:complexType&gt;</text:p>
            <text:p text:style-name="XML-Validacion"><text:s text:c="3"/>&lt;xs:sequence&gt;</text:p>
            <text:p text:style-name="XML-Validacion"><text:s text:c="4"/><text:span text:style-name="T14">&lt;xs:element name="PW" type="Password"/&gt;</text:span></text:p>
            <text:p text:style-name="XML-Validacion"><text:s text:c="3"/>&lt;/xs:sequence&gt;</text:p>
            <text:p text:style-name="XML-Validacion"><text:s text:c="2"/>&lt;/xs:complexType&gt;</text:p>
            <text:p text:style-name="XML-Validacion"><text:s/>&lt;/xs:element&gt;</text:p>
            <text:p text:style-name="XML-Validacion">&lt;/xs:schema&gt;</text:p>
          </table:table-cell>
        </table:table-row>
        <table:table-row table:style-name="Tabla7.1">
          <table:table-cell table:style-name="Tabla7.A1" office:value-type="string">
            <text:list xml:id="list192504436602640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User xmlns:xsi="http://www.w3.org/2001/XMLSchema-instance" </text:p>
            <text:p text:style-name="XML"><text:s/>xsi:noNamespaceSchemaLocation="Password.xsd"&gt;</text:p>
            <text:p text:style-name="XML"><text:s text:c="2"/>&lt;PW&gt;MyPassword2012&lt;/PW&gt;</text:p>
            <text:p text:style-name="XML">&lt;/User&gt;</text:p>
          </table:table-cell>
        </table:table-row>
        <table:table-row table:style-name="Tabla7.1">
          <table:table-cell table:style-name="Tabla7.A1" office:value-type="string">
            <text:list xml:id="list192504267747356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?&gt;</text:p>
            <text:p text:style-name="XML-Validacion">&lt;xs:schema xmlns:xs="http://www.w3.org/2001/XMLSchema"&gt;</text:p>
            <text:p text:style-name="XML-Validacion"><text:s/><text:span text:style-name="T14">&lt;xs:simpleType name="Salary"&gt;</text:span></text:p>
            <text:p text:style-name="P10"><text:s text:c="2"/>&lt;xs:restriction base="xs:decimal"&gt;</text:p>
            <text:p text:style-name="P10"><text:s text:c="3"/>&lt;xs:minInclusive value="10000"/&gt;</text:p>
            <text:p text:style-name="P10"><text:s text:c="3"/>&lt;xs:maxInclusive value="90000"/&gt;</text:p>
            <text:p text:style-name="P10"><text:s text:c="3"/>&lt;xs:fractionDigits value="2"/&gt;</text:p>
            <text:p text:style-name="P10"><text:s text:c="3"/>&lt;xs:totalDigits value="7"/&gt;</text:p>
            <text:p text:style-name="P10"><text:s text:c="2"/>&lt;/xs:restriction&gt;</text:p>
            <text:p text:style-name="P10"><text:s/>&lt;/xs:simpleType&gt;</text:p>
            <text:p text:style-name="XML-Validacion"><text:s/>&lt;xs:element name="Employee"&gt;</text:p>
            <text:p text:style-name="XML-Validacion"><text:s text:c="2"/>&lt;xs:complexType&gt;</text:p>
            <text:p text:style-name="XML-Validacion"><text:s text:c="3"/>&lt;xs:sequence&gt;</text:p>
            <text:p text:style-name="XML-Validacion"><text:s text:c="4"/><text:span text:style-name="T14">&lt;xs:element name="Salary" type="Salary"/&gt;</text:span></text:p>
            <text:p text:style-name="XML-Validacion"><text:s text:c="3"/>&lt;/xs:sequence&gt;</text:p>
            <text:p text:style-name="XML-Validacion"><text:s text:c="2"/>&lt;/xs:complexType&gt;</text:p>
            <text:p text:style-name="XML-Validacion"><text:s/>&lt;/xs:element&gt;</text:p>
            <text:p text:style-name="XML-Validacion">&lt;/xs:schema&gt;</text:p>
          </table:table-cell>
        </table:table-row>
        <table:table-row table:style-name="Tabla7.1">
          <table:table-cell table:style-name="Tabla7.A1" office:value-type="string">
            <text:list xml:id="list192504126156214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Employee xmlns:xsi="http://www.w3.org/2001/XMLSchema-instance" </text:p>
            <text:p text:style-name="XML"><text:s/>xsi:noNamespaceSchemaLocation="Employee2.xsd"&gt;</text:p>
            <text:p text:style-name="XML"><text:s text:c="2"/>&lt;Salary&gt;123456.789&lt;/Salary&gt;</text:p>
            <text:p text:style-name="XML">&lt;/Employee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4612630890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?&gt;</text:p>
            <text:p text:style-name="XML-Validacion">&lt;xs:schema xmlns:xs="http://www.w3.org/2001/XMLSchema"&gt;</text:p>
            <text:p text:style-name="XML-Validacion"><text:s/><text:span text:style-name="T14">&lt;xs:simpleType name="JobTitle"&gt;</text:span></text:p>
            <text:p text:style-name="P10"><text:s text:c="2"/>&lt;xs:restriction base="xs:string"&gt;</text:p>
            <text:p text:style-name="P10"><text:s text:c="3"/>&lt;xs:enumeration value="Manager"/&gt;</text:p>
            <text:p text:style-name="P10"><text:s text:c="3"/>&lt;xs:enumeration value="Receptionist"/&gt;</text:p>
            <text:p text:style-name="P10"><text:s text:c="3"/>&lt;xs:enumeration value="Developer"/&gt;</text:p>
            <text:p text:style-name="P10"><text:s text:c="2"/>&lt;/xs:restriction&gt;</text:p>
            <text:p text:style-name="P10"><text:s/>&lt;/xs:simpleType&gt;</text:p>
            <text:p text:style-name="XML-Validacion"><text:s/>&lt;xs:element name="Employee"&gt;</text:p>
            <text:p text:style-name="XML-Validacion"><text:s text:c="2"/>&lt;xs:complexType&gt;</text:p>
            <text:p text:style-name="XML-Validacion"><text:s text:c="3"/>&lt;xs:sequence&gt;</text:p>
            <text:p text:style-name="XML-Validacion"><text:s text:c="4"/><text:span text:style-name="T14">&lt;xs:element name="Title" type="JobTitle"/&gt;</text:span></text:p>
            <text:p text:style-name="XML-Validacion"><text:s text:c="3"/>&lt;/xs:sequence&gt;</text:p>
            <text:p text:style-name="XML-Validacion"><text:s text:c="2"/>&lt;/xs:complexType&gt;</text:p>
            <text:p text:style-name="XML-Validacion"><text:s/>&lt;/xs:element&gt;</text:p>
            <text:p text:style-name="XML-Validacion">&lt;/xs:schema&gt;</text:p>
            <text:p text:style-name="XML-Validacion"/>
          </table:table-cell>
        </table:table-row>
        <table:table-row table:style-name="Tabla7.1">
          <table:table-cell table:style-name="Tabla7.A1" office:value-type="string">
            <text:list xml:id="list192503420743924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Employee xmlns:xsi="http://www.w3.org/2001/XMLSchema-instance" </text:p>
            <text:p text:style-name="XML"><text:s/>xsi:noNamespaceSchemaLocation="Employee.xsd"&gt;</text:p>
            <text:p text:style-name="XML"><text:s text:c="2"/>&lt;Title&gt;<text:span text:style-name="T15">Administrator</text:span>&lt;/Title&gt;</text:p>
            <text:p text:style-name="XML">&lt;/Employee&gt;</text:p>
          </table:table-cell>
        </table:table-row>
        <table:table-row table:style-name="Tabla7.1">
          <table:table-cell table:style-name="Tabla7.A1" office:value-type="string">
            <text:list xml:id="list192503716336252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?&gt;</text:p>
            <text:p text:style-name="XML-Validacion">&lt;xs:schema xmlns:xs="http://www.w3.org/2001/XMLSchema"&gt;</text:p>
            <text:p text:style-name="P10"><text:s/>&lt;xs:simpleType name="DateList"&gt;</text:p>
            <text:p text:style-name="P10"><text:s text:c="2"/>&lt;xs:list itemType="xs:date"/&gt;</text:p>
            <text:p text:style-name="P10"><text:s/>&lt;/xs:simpleType&gt;</text:p>
            <text:p text:style-name="XML-Validacion"><text:s/>&lt;xs:element name="Employee"&gt;</text:p>
            <text:p text:style-name="XML-Validacion"><text:s text:c="2"/>&lt;xs:complexType&gt;</text:p>
            <text:p text:style-name="XML-Validacion"><text:s text:c="3"/>&lt;xs:sequence&gt;</text:p>
            <text:p text:style-name="XML-Validacion"><text:s text:c="4"/><text:span text:style-name="T14">&lt;xs:element name="VacationDays" type="DateList"/&gt;</text:span></text:p>
            <text:p text:style-name="XML-Validacion"><text:s text:c="3"/>&lt;/xs:sequence&gt;</text:p>
            <text:p text:style-name="XML-Validacion"><text:s text:c="2"/>&lt;/xs:complexType&gt;</text:p>
            <text:p text:style-name="XML-Validacion"><text:s/>&lt;/xs:element&gt;</text:p>
            <text:p text:style-name="XML-Validacion">&lt;/xs:schema&gt;</text:p>
          </table:table-cell>
        </table:table-row>
        <table:table-row table:style-name="Tabla7.1">
          <table:table-cell table:style-name="Tabla7.A1" office:value-type="string">
            <text:list xml:id="list192504125515284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Employee xmlns:xsi="http://www.w3.org/2001/XMLSchema-instance" </text:p>
            <text:p text:style-name="XML"><text:s/>xsi:noNamespaceSchemaLocation="Employee.xsd"&gt;</text:p>
            <text:p text:style-name="P8"><text:s text:c="2"/>&lt;VacationDays&gt;2006-8-13,2006-08-14,2006-08-15&lt;/VacationDays&gt;</text:p>
            <text:p text:style-name="XML">&lt;/Employee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3984067270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Author"&gt;</text:p>
            <text:p text:style-name="P11"><text:s text:c="2"/>&lt;xs:complexType&gt;</text:p>
            <text:p text:style-name="P10"><text:s text:c="3"/>&lt;xs:all&gt;</text:p>
            <text:p text:style-name="P10"><text:s text:c="4"/>&lt;xs:element name="FirstName" type="xs:string"/&gt;</text:p>
            <text:p text:style-name="P10"><text:s text:c="4"/>&lt;xs:element name="LastName" type="xs:string"/&gt;</text:p>
            <text:p text:style-name="P10"><text:s text:c="3"/>&lt;/xs:all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192503460818047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Author xmlns:xsi="http://www.w3.org/2001/XMLSchema-instance" </text:p>
            <text:p text:style-name="XML"><text:s/>xsi:noNamespaceSchemaLocation="Author.xsd"&gt;</text:p>
            <text:p text:style-name="XML"><text:s text:c="2"/>&lt;FirstName&gt;Mark&lt;/FirstName&gt;</text:p>
            <text:p text:style-name="XML">&lt;/Author&gt;</text:p>
          </table:table-cell>
        </table:table-row>
        <table:table-row table:style-name="Tabla7.1">
          <table:table-cell table:style-name="Tabla7.A1" office:value-type="string">
            <text:list xml:id="list192503374320970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Person"&gt;</text:p>
            <text:p text:style-name="P11"><text:s text:c="2"/>&lt;xs:complexType&gt;</text:p>
            <text:p text:style-name="P10"><text:s text:c="3"/>&lt;xs:choice&gt;</text:p>
            <text:p text:style-name="P10"><text:s text:c="4"/>&lt;xs:element name="ID" type="xs:string"/&gt;</text:p>
            <text:p text:style-name="P10"><text:s text:c="4"/>&lt;xs:element name="PASSPORT" type="xs:string"/&gt;</text:p>
            <text:p text:style-name="P10"><text:s text:c="3"/>&lt;/xs:choice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2522633057144760812" text:style-name="L4">
              <text:list-header>
                <text:p text:style-name="P17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<text:span text:style-name="T16">Person</text:span> xmlns:xsi="http://www.w3.org/2001/XMLSchema-instance" </text:p>
            <text:p text:style-name="XML"><text:s/>xsi:noNamespaceSchemaLocation="<text:span text:style-name="T16">Person</text:span>.xsd"&gt;</text:p>
            <text:p text:style-name="XML"><text:s text:c="2"/>&lt;ID&gt;456987321-P&lt;/ID&gt;</text:p>
            <text:p text:style-name="XML"><text:s text:c="2"/>&lt;PASSPORT&gt;34258369-ESP&lt;/PASSPORT&gt;</text:p>
            <text:p text:style-name="XML">&lt;/<text:span text:style-name="T16">Person</text:span>&gt;</text:p>
          </table:table-cell>
        </table:table-row>
        <table:table-row table:style-name="Tabla7.1">
          <table:table-cell table:style-name="Tabla7.A1" office:value-type="string">
            <text:list xml:id="list192503541551260" text:continue-list="list192503374320970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Person"&gt;</text:p>
            <text:p text:style-name="P11"><text:s text:c="2"/>&lt;xs:complexType&gt;</text:p>
            <text:p text:style-name="P10"><text:s text:c="3"/>&lt;xs:sequence&gt;</text:p>
            <text:p text:style-name="P10"><text:s text:c="4"/>&lt;xs:element name="Name" type="xs:string"/&gt;</text:p>
            <text:p text:style-name="P10"><text:s text:c="4"/>&lt;xs:element name="ChildrenNames" type="xs:string"</text:p>
            <text:p text:style-name="XML-Validacion"><text:span text:style-name="T14"><text:s text:c="5"/></text:span><text:span text:style-name="T13">maxOccurs="unbounded"</text:span><text:span text:style-name="T14">/&gt;</text:span></text:p>
            <text:p text:style-name="P10"><text:s text:c="3"/>&lt;/xs:sequence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4169872440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<text:span text:style-name="T16">Person</text:span> xmlns:xsi="http://www.w3.org/2001/XMLSchema-instance" </text:p>
            <text:p text:style-name="XML"><text:s/>xsi:noNamespaceSchemaLocation="<text:span text:style-name="T16">Person</text:span>.xsd"&gt;</text:p>
            <text:p text:style-name="XML"><text:s text:c="2"/>&lt;Name&gt;Adolfo&lt;/Name&gt;</text:p>
            <text:p text:style-name="XML">&lt;/<text:span text:style-name="T16">Person</text:span>&gt;</text:p>
          </table:table-cell>
        </table:table-row>
        <table:table-row table:style-name="Tabla7.1">
          <table:table-cell table:style-name="Tabla7.A1" office:value-type="string">
            <text:list xml:id="list192502676330282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Person"&gt;</text:p>
            <text:p text:style-name="P11"><text:s text:c="2"/>&lt;xs:complexType&gt;</text:p>
            <text:p text:style-name="P10"><text:s text:c="3"/>&lt;xs:sequence&gt;</text:p>
            <text:p text:style-name="P10"><text:s text:c="4"/>&lt;xs:element name="Name" type="xs:string"/&gt;</text:p>
            <text:p text:style-name="P10"><text:s text:c="4"/>&lt;xs:element name="LastNames" type="xs:string"</text:p>
            <text:p text:style-name="XML-Validacion"><text:span text:style-name="T14"><text:s text:c="5"/>minOccurs="0" </text:span><text:span text:style-name="T13">maxOccurs="2"</text:span><text:span text:style-name="T14">/&gt;</text:span></text:p>
            <text:p text:style-name="P10"><text:s text:c="3"/>&lt;/xs:sequence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192503890703195" text:continue-list="list2522633057144760812" text:style-name="L4">
              <text:list-header>
                <text:p text:style-name="P17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<text:span text:style-name="T16">Person</text:span> xmlns:xsi="http://www.w3.org/2001/XMLSchema-instance" </text:p>
            <text:p text:style-name="XML"><text:s/>xsi:noNamespaceSchemaLocation="<text:span text:style-name="T16">Person</text:span>.xsd"&gt;</text:p>
            <text:p text:style-name="XML"><text:s text:c="2"/>&lt;Name&gt;Adolfo&lt;/Name&gt;</text:p>
            <text:p text:style-name="XML"><text:s text:c="2"/>&lt;<text:span text:style-name="T17">LastNames&gt;Sanz&lt;/LastNames&gt;</text:span></text:p>
            <text:p text:style-name="P9"><text:s text:c="2"/>&lt;LastNames&gt;De&lt;/LastNames&gt;</text:p>
            <text:p text:style-name="P9"><text:s text:c="2"/>&lt;LastNames&gt;Diego&lt;/LastNames&gt;</text:p>
            <text:p text:style-name="XML">&lt;/<text:span text:style-name="T16">Person</text:span>&gt;</text:p>
          </table:table-cell>
        </table:table-row>
        <table:table-row table:style-name="Tabla7.1">
          <table:table-cell table:style-name="Tabla7.A1" office:value-type="string">
            <text:list xml:id="list192503129037739" text:continue-list="list192502676330282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Bio"&gt;</text:p>
            <text:p text:style-name="XML-Validacion"><text:span text:style-name="T15"><text:s text:c="2"/></text:span>&lt;xs:complexType <text:span text:style-name="T13">mixed="true"</text:span>&gt;</text:p>
            <text:p text:style-name="XML-Validacion"><text:s text:c="3"/>&lt;xs:sequence <text:span text:style-name="T13">maxOccurs="unbounded"</text:span>&gt;</text:p>
            <text:p text:style-name="XML-Validacion"><text:s text:c="4"/>&lt;xs:element name="Company" type="xs:string"/&gt;</text:p>
            <text:p text:style-name="XML-Validacion"><text:s text:c="4"/>&lt;xs:element name="JobTitle" type="xs:string"/&gt;</text:p>
            <text:p text:style-name="XML-Validacion"><text:s text:c="3"/>&lt;/xs:sequence&gt;</text:p>
            <text:p text:style-name="XML-Validacion"><text:s text:c="2"/>&lt;/xs:complexType&gt;</text:p>
            <text:p text:style-name="P11"><text:s/>&lt;/xs:element&gt;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192503487899225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Bio xmlns:xsi="http://www.w3.org/2001/XMLSchema-instance" </text:p>
            <text:p text:style-name="XML"><text:s/>xsi:noNamespaceSchemaLocation="Bio.xsd"&gt;</text:p>
            <text:p text:style-name="XML"><text:s text:c="2"/>Worked for &lt;Company&gt;the Beatles&lt;/Company&gt; as a </text:p>
            <text:p text:style-name="XML"><text:s text:c="3"/>&lt;JobTitle&gt;Bass Guitarist&lt;/JobTitle&gt;.</text:p>
            <text:p text:style-name="XML"><text:s text:c="2"/>Worked as a &lt;JobTitle&gt;Singer&lt;/JobTitle&gt;</text:p>
            <text:p text:style-name="XML"><text:s text:c="3"/>for &lt;Company&gt;the Wings&lt;/Company&gt;.</text:p>
            <text:p text:style-name="XML">&lt;/Bio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3833969275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Person"&gt;</text:p>
            <text:p text:style-name="P11"><text:s text:c="2"/>&lt;xs:complexType&gt;</text:p>
            <text:p text:style-name="P11"><text:s text:c="3"/>&lt;xs:sequence&gt;</text:p>
            <text:p text:style-name="P11"><text:s text:c="4"/><text:span text:style-name="T14">&lt;xs:element name="HomePage"&gt;</text:span></text:p>
            <text:p text:style-name="P10"><text:s text:c="5"/>&lt;xs:complexType&gt;</text:p>
            <text:p text:style-name="P10"><text:s text:c="6"/>&lt;xs:attribute name="URL" type="xs:anyURI"/&gt;</text:p>
            <text:p text:style-name="P10"><text:s text:c="5"/>&lt;/xs:complexType&gt;</text:p>
            <text:p text:style-name="P10"><text:s text:c="4"/>&lt;/xs:element&gt;</text:p>
            <text:p text:style-name="P11"><text:s text:c="3"/>&lt;/xs:sequence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2843620402679849437" text:style-name="L5">
              <text:list-header>
                <text:p text:style-name="P18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<text:span text:style-name="T16">Person</text:span> xmlns:xsi="http://www.w3.org/2001/XMLSchema-instance" </text:p>
            <text:p text:style-name="XML"><text:s/>xsi:noNamespaceSchemaLocation="<text:span text:style-name="T16">Person</text:span>.xsd"&gt;</text:p>
            <text:p text:style-name="XML"><text:s text:c="2"/>&lt;HomePage URL="http://asanzdiego.blogspot.com/"&gt;Adolfo&lt;/HomePage&gt;</text:p>
            <text:p text:style-name="XML">&lt;/<text:span text:style-name="T16">Person</text:span>&gt;</text:p>
          </table:table-cell>
        </table:table-row>
        <table:table-row table:style-name="Tabla7.1">
          <table:table-cell table:style-name="Tabla7.A1" office:value-type="string">
            <text:list xml:id="list192503496951442" text:continue-list="list192503833969275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Person"&gt;</text:p>
            <text:p text:style-name="P11"><text:s text:c="2"/>&lt;xs:complexType&gt;</text:p>
            <text:p text:style-name="P11"><text:s text:c="3"/>&lt;xs:sequence&gt;</text:p>
            <text:p text:style-name="P11"><text:s text:c="4"/><text:span text:style-name="T14">&lt;xs:element name="Name"&gt;</text:span></text:p>
            <text:p text:style-name="P10"><text:s text:c="5"/>&lt;xs:complexType&gt;</text:p>
            <text:p text:style-name="P10"><text:s text:c="6"/>&lt;xs:sequence&gt;</text:p>
            <text:p text:style-name="P10"><text:s text:c="7"/>&lt;xs:element name="FirstName" type="xs:string"/&gt;</text:p>
            <text:p text:style-name="P10"><text:s text:c="7"/>&lt;xs:element name="LastName" type="xs:string"/&gt;</text:p>
            <text:p text:style-name="P10"><text:s text:c="6"/>&lt;/xs:sequence&gt;</text:p>
            <text:p text:style-name="P10"><text:s text:c="6"/>&lt;xs:attribute name="Pseudonym" type="xs:boolean"/&gt;</text:p>
            <text:p text:style-name="P10"><text:s text:c="5"/>&lt;/xs:complexType&gt;</text:p>
            <text:p text:style-name="P10"><text:s text:c="4"/>&lt;/xs:element&gt;</text:p>
            <text:p text:style-name="P11"><text:s text:c="3"/>&lt;/xs:sequence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192503722345992" text:continue-list="list2843620402679849437" text:style-name="L5">
              <text:list-header>
                <text:p text:style-name="P18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Person xmlns:xsi="http://www.w3.org/2001/XMLSchema-instance" </text:p>
            <text:p text:style-name="XML"><text:s/>xsi:noNamespaceSchemaLocation="Person.xsd"&gt;</text:p>
            <text:p text:style-name="XML"><text:s text:c="2"/>&lt;Name&gt;</text:p>
            <text:p text:style-name="XML"><text:s text:c="4"/>&lt;FirstName&gt;Adolfo&lt;/FirstName&gt;</text:p>
            <text:p text:style-name="XML"><text:s text:c="4"/>&lt;LastName&gt;Sanz De Diego&lt;/LastName&gt;</text:p>
            <text:p text:style-name="XML"><text:s text:c="4"/>&lt;Pseudonym&gt;false&lt;/Pseudonym&gt;</text:p>
            <text:p text:style-name="XML"><text:s text:c="2"/>&lt;/Name&gt;</text:p>
            <text:p text:style-name="XML">&lt;/Person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2984937423" text:continue-list="list192503496951442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Person"&gt;</text:p>
            <text:p text:style-name="P11"><text:s text:c="2"/>&lt;xs:complexType&gt;</text:p>
            <text:p text:style-name="P11"><text:s text:c="3"/>&lt;xs:sequence&gt;</text:p>
            <text:p text:style-name="P11"><text:s text:c="4"/>&lt;xs:element name="Name"&gt;</text:p>
            <text:p text:style-name="P11"><text:s text:c="5"/>&lt;xs:complexType&gt;</text:p>
            <text:p text:style-name="P11"><text:s text:c="6"/>&lt;xs:sequence&gt;</text:p>
            <text:p text:style-name="P11"><text:s text:c="7"/>&lt;xs:element name="FirstName" type="xs:string"/&gt;</text:p>
            <text:p text:style-name="P11"><text:s text:c="7"/>&lt;xs:element name="LastName" type="xs:string"/&gt;</text:p>
            <text:p text:style-name="P11"><text:s text:c="6"/>&lt;/xs:sequence&gt;</text:p>
            <text:p text:style-name="P11"><text:s text:c="6"/><text:span text:style-name="T14">&lt;xs:attribute name="PersonTitle"&gt;</text:span></text:p>
            <text:p text:style-name="P10"><text:s text:c="7"/>&lt;xs:simpleType&gt;</text:p>
            <text:p text:style-name="P10"><text:s text:c="8"/>&lt;xs:restriction base="xs:string"&gt;</text:p>
            <text:p text:style-name="P10"><text:s text:c="9"/>&lt;xs:enumeration value="Mr."/&gt;</text:p>
            <text:p text:style-name="P10"><text:s text:c="9"/>&lt;xs:enumeration value="Ms."/&gt;</text:p>
            <text:p text:style-name="P10"><text:s text:c="9"/>&lt;xs:enumeration value="Dr."/&gt;</text:p>
            <text:p text:style-name="P10"><text:s text:c="8"/>&lt;/xs:restriction&gt;</text:p>
            <text:p text:style-name="P10"><text:s text:c="7"/>&lt;/xs:simpleType&gt;</text:p>
            <text:p text:style-name="P10"><text:s text:c="6"/>&lt;/xs:attribute&gt;</text:p>
            <text:p text:style-name="P11"><text:s text:c="5"/>&lt;/xs:complexType&gt;</text:p>
            <text:p text:style-name="P11"><text:s text:c="4"/>&lt;/xs:element&gt;</text:p>
            <text:p text:style-name="P11"><text:s text:c="3"/>&lt;/xs:sequence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192503445679802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Person xmlns:xsi="http://www.w3.org/2001/XMLSchema-instance" </text:p>
            <text:p text:style-name="XML"><text:s/>xsi:noNamespaceSchemaLocation="Person.xsd"&gt;</text:p>
            <text:p text:style-name="XML"><text:s text:c="2"/>&lt;Name PersonTitle='Doctor'&gt;</text:p>
            <text:p text:style-name="XML"><text:s text:c="4"/>&lt;FirstName&gt;Adolfo&lt;/FirstName&gt;</text:p>
            <text:p text:style-name="XML"><text:s text:c="4"/>&lt;LastName&gt;Sanz De Diego&lt;/LastName&gt;</text:p>
            <text:p text:style-name="XML"><text:s text:c="2"/>&lt;/Name&gt;</text:p>
            <text:p text:style-name="XML">&lt;/Person&gt;</text:p>
          </table:table-cell>
        </table:table-row>
        <table:table-row table:style-name="Tabla7.1">
          <table:table-cell table:style-name="Tabla7.A1" office:value-type="string">
            <text:list xml:id="list192502992562377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 ?&gt;</text:p>
            <text:p text:style-name="P11">&lt;xs:schema xmlns:xs="http://www.w3.org/2001/XMLSchema"&gt;</text:p>
            <text:p text:style-name="P11"><text:s/>&lt;xs:element name="Person"&gt;</text:p>
            <text:p text:style-name="P11"><text:s text:c="2"/>&lt;xs:complexType&gt;</text:p>
            <text:p text:style-name="P11"><text:s text:c="3"/>&lt;xs:sequence&gt;</text:p>
            <text:p text:style-name="P11"><text:s text:c="4"/>&lt;xs:element name="HomePage"&gt;</text:p>
            <text:p text:style-name="P11"><text:s text:c="5"/>&lt;xs:complexType&gt;</text:p>
            <text:p text:style-name="P11"><text:s text:c="6"/>&lt;xs:attribute name="URL" type="xs:anyURI" <text:span text:style-name="T14">use="required"</text:span>/&gt;</text:p>
            <text:p text:style-name="P11"><text:s text:c="6"/>&lt;xs:attribute name="Unique" type="xs:boolean"/&gt;</text:p>
            <text:p text:style-name="P11"><text:s text:c="5"/>&lt;/xs:complexType&gt;</text:p>
            <text:p text:style-name="P11"><text:s text:c="4"/>&lt;/xs:element&gt;</text:p>
            <text:p text:style-name="P11"><text:s text:c="3"/>&lt;/xs:sequence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3316911898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<text:span text:style-name="T16">Person</text:span> xmlns:xsi="http://www.w3.org/2001/XMLSchema-instance" </text:p>
            <text:p text:style-name="XML"><text:s/>xsi:noNamespaceSchemaLocation="<text:span text:style-name="T16">Person</text:span>.xsd"&gt;</text:p>
            <text:p text:style-name="XML"><text:s text:c="2"/>&lt;HomePage Unique="false"/&gt;</text:p>
            <text:p text:style-name="XML">&lt;/<text:span text:style-name="T16">Person</text:span>&gt;</text:p>
          </table:table-cell>
        </table:table-row>
        <table:table-row table:style-name="Tabla7.1">
          <table:table-cell table:style-name="Tabla7.A1" office:value-type="string">
            <text:list xml:id="list192504683491092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?&gt;</text:p>
            <text:p text:style-name="P11">&lt;xs:schema xmlns:xs="http://www.w3.org/2001/XMLSchema"&gt;</text:p>
            <text:p text:style-name="P11"><text:s/><text:span text:style-name="T14">&lt;xs:complexType name="Person"&gt;</text:span></text:p>
            <text:p text:style-name="P10"><text:s text:c="2"/>&lt;xs:sequence&gt;</text:p>
            <text:p text:style-name="P10"><text:s text:c="3"/>&lt;xs:element name="Name" type="xs:string"/&gt;</text:p>
            <text:p text:style-name="P10"><text:s text:c="3"/>&lt;xs:element name="Awards" type="xs:string" minOccurs="0"/&gt;</text:p>
            <text:p text:style-name="P10"><text:s text:c="2"/>&lt;/xs:sequence&gt;</text:p>
            <text:p text:style-name="P10"><text:s/>&lt;/xs:complexType&gt;</text:p>
            <text:p text:style-name="P10"><text:s/>&lt;xs:complexType name="PersonExtended"&gt;</text:p>
            <text:p text:style-name="P10"><text:s text:c="2"/>&lt;xs:complexContent&gt;</text:p>
            <text:p text:style-name="P10"><text:s text:c="3"/>&lt;xs:extension base="Person"&gt;</text:p>
            <text:p text:style-name="P10"><text:s text:c="4"/>&lt;xs:sequence&gt;</text:p>
            <text:p text:style-name="P10"><text:s text:c="5"/>&lt;xs:element name="Company" type="xs:string"/&gt;</text:p>
            <text:p text:style-name="P10"><text:s text:c="4"/>&lt;/xs:sequence&gt;</text:p>
            <text:p text:style-name="P10"><text:s text:c="3"/>&lt;/xs:extension&gt;</text:p>
            <text:p text:style-name="P10"><text:s text:c="2"/>&lt;/xs:complexContent&gt;</text:p>
            <text:p text:style-name="P10"><text:s/>&lt;/xs:complexType&gt;</text:p>
            <text:p text:style-name="P11"><text:s/>&lt;xs:element name="Book"&gt;</text:p>
            <text:p text:style-name="P11"><text:s text:c="2"/>&lt;xs:complexType&gt;</text:p>
            <text:p text:style-name="P11"><text:s text:c="3"/>&lt;xs:sequence&gt;</text:p>
            <text:p text:style-name="P11"><text:s text:c="4"/>&lt;xs:element name="Title" type="xs:string"/&gt;</text:p>
            <text:p text:style-name="P11"><text:s text:c="4"/>&lt;xs:element name="Author" <text:span text:style-name="T14">type="Person"</text:span>/&gt;</text:p>
            <text:p text:style-name="P11"><text:s text:c="4"/>&lt;xs:element name="Illustrator" <text:span text:style-name="T14">type="PersonExtended"</text:span></text:p>
            <text:p text:style-name="P11"><text:s text:c="5"/>minOccurs="0"/&gt;</text:p>
            <text:p text:style-name="P11"><text:s text:c="3"/>&lt;/xs:sequence&gt;</text:p>
            <text:p text:style-name="P11"><text:s text:c="2"/>&lt;/xs:complexType&gt;</text:p>
            <text:p text:style-name="P11"><text:s/>&lt;/xs:element&gt;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192504407539932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Book xmlns:xsi="http://www.w3.org/2001/XMLSchema-instance"</text:p>
            <text:p text:style-name="XML"><text:s/>xsi:noNamespaceSchemaLocation="Book.xsd"&gt;</text:p>
            <text:p text:style-name="XML"><text:s text:c="2"/>&lt;Title&gt;Copia este libro&lt;/Title&gt; </text:p>
            <text:p text:style-name="XML"><text:s text:c="2"/>&lt;Author&gt; </text:p>
            <text:p text:style-name="XML"><text:s text:c="3"/>&lt;Name&gt;David Bravo&lt;/Name&gt; </text:p>
            <text:p text:style-name="XML"><text:s text:c="3"/>&lt;Awards&gt;15m&lt;/Awards&gt; </text:p>
            <text:p text:style-name="XML"><text:s text:c="2"/>&lt;/Author&gt; </text:p>
            <text:p text:style-name="XML"><text:s text:c="2"/>&lt;Illustrator&gt; </text:p>
            <text:p text:style-name="XML"><text:s text:c="3"/>&lt;Name&gt;Pablo Soto&lt;/Name&gt;</text:p>
            <text:p text:style-name="XML"><text:s text:c="2"/>&lt;/Illustrator&gt;</text:p>
            <text:p text:style-name="XML"><text:s text:c="2"/>&lt;Illustrator&gt;</text:p>
            <text:p text:style-name="XML"><text:s text:c="3"/>&lt;Name&gt;Javier de la Cueva&lt;/Name&gt;</text:p>
            <text:p text:style-name="XML"><text:s text:c="2"/>&lt;/Illustrator&gt;</text:p>
            <text:p text:style-name="XML">&lt;/Book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3991077073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?&gt;</text:p>
            <text:p text:style-name="XML-Validacion">&lt;xs:schema xmlns:xs="http://www.w3.org/2001/XMLSchema"&gt;</text:p>
            <text:p text:style-name="XML-Validacion"><text:s/><text:span text:style-name="T14">&lt;xs:complexType name="PersonType"&gt;</text:span></text:p>
            <text:p text:style-name="P10"><text:s text:c="2"/>&lt;xs:sequence&gt;</text:p>
            <text:p text:style-name="P10"><text:s text:c="3"/>&lt;xs:element name="Name" type="xs:string"/&gt;</text:p>
            <text:p text:style-name="P10"><text:s text:c="2"/>&lt;/xs:sequence&gt;</text:p>
            <text:p text:style-name="XML-Validacion"><text:s/>&lt;/xs:complexType&gt;</text:p>
            <text:p text:style-name="XML-Validacion"><text:s/>&lt;xs:complexType name="Author"&gt;</text:p>
            <text:p text:style-name="XML-Validacion"><text:s text:c="2"/>&lt;xs:complexContent&gt;</text:p>
            <text:p text:style-name="XML-Validacion"><text:s text:c="3"/><text:span text:style-name="T14">&lt;xs:extension base="PersonType"/&gt;</text:span></text:p>
            <text:p text:style-name="XML-Validacion"><text:s text:c="2"/>&lt;/xs:complexContent&gt;</text:p>
            <text:p text:style-name="XML-Validacion"><text:s/>&lt;/xs:complexType&gt;</text:p>
            <text:p text:style-name="XML-Validacion"><text:s/>&lt;xs:complexType name="Ilustrator"&gt;</text:p>
            <text:p text:style-name="XML-Validacion"><text:s text:c="2"/>&lt;xs:complexContent&gt; </text:p>
            <text:p text:style-name="XML-Validacion"><text:s text:c="3"/><text:span text:style-name="T14">&lt;xs:extension base="PersonType"&gt;</text:span></text:p>
            <text:p text:style-name="XML-Validacion"><text:s text:c="4"/>&lt;xs:sequence&gt;</text:p>
            <text:p text:style-name="XML-Validacion"><text:s text:c="5"/><text:span text:style-name="T14">&lt;xs:element name="Awards" type="xs:string" minOccurs="0"/&gt;</text:span></text:p>
            <text:p text:style-name="XML-Validacion"><text:s text:c="4"/>&lt;/xs:sequence&gt;</text:p>
            <text:p text:style-name="XML-Validacion"><text:s text:c="3"/>&lt;/xs:extension&gt;</text:p>
            <text:p text:style-name="XML-Validacion"><text:s text:c="2"/>&lt;/xs:complexContent&gt;</text:p>
            <text:p text:style-name="XML-Validacion"><text:s/>&lt;/xs:complexType&gt;</text:p>
            <text:p text:style-name="XML-Validacion"><text:s/>&lt;xs:element name="Book"&gt;</text:p>
            <text:p text:style-name="XML-Validacion"><text:s text:c="2"/>&lt;xs:complexType&gt;</text:p>
            <text:p text:style-name="XML-Validacion"><text:s text:c="3"/>&lt;xs:sequence&gt;</text:p>
            <text:p text:style-name="XML-Validacion"><text:s text:c="4"/>&lt;xs:element name="Title" type="xs:string"/&gt;</text:p>
            <text:p text:style-name="XML-Validacion"><text:s text:c="4"/><text:span text:style-name="T14">&lt;xs:element name="Author" type="PersonType"/&gt;</text:span></text:p>
            <text:p text:style-name="P10"><text:s text:c="4"/>&lt;xs:element name="Ilustrator" type="PersonType" minOccurs="0"/&gt;</text:p>
            <text:p text:style-name="XML-Validacion"><text:s text:c="3"/>&lt;/xs:sequence&gt; </text:p>
            <text:p text:style-name="XML-Validacion"><text:s text:c="2"/>&lt;/xs:complexType&gt; </text:p>
            <text:p text:style-name="XML-Validacion"><text:s/>&lt;/xs:element&gt; </text:p>
            <text:p text:style-name="XML-Validacion">&lt;/xs:schema&gt;</text:p>
          </table:table-cell>
        </table:table-row>
        <table:table-row table:style-name="Tabla7.1">
          <table:table-cell table:style-name="Tabla7.A1" office:value-type="string">
            <text:list xml:id="list192502719666107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Book xmlns:xsi="http://www.w3.org/2001/XMLSchema-instance"</text:p>
            <text:p text:style-name="XML"><text:s/>xsi:noNamespaceSchemaLocation="Book.xsd"&gt;</text:p>
            <text:p text:style-name="XML"><text:s text:c="2"/>&lt;Title&gt;Copia este libro&lt;/Title&gt; </text:p>
            <text:p text:style-name="XML"><text:s text:c="2"/>&lt;Author&gt; </text:p>
            <text:p text:style-name="XML"><text:s text:c="3"/>&lt;Name&gt;David Bravo&lt;/FirstName&gt; </text:p>
            <text:p text:style-name="XML"><text:s text:c="2"/>&lt;/Author&gt;</text:p>
            <text:p text:style-name="XML"><text:s text:c="2"/>&lt;Illustrator&gt; </text:p>
            <text:p text:style-name="XML"><text:s text:c="3"/>&lt;Name&gt;Pablo Soto&lt;/Name&gt; </text:p>
            <text:p text:style-name="XML"><text:s text:c="3"/>&lt;Awards&gt;15m&lt;/Awards&gt; </text:p>
            <text:p text:style-name="XML"><text:s text:c="3"/>&lt;Awards&gt;Sinde&lt;/Awards&gt; </text:p>
            <text:p text:style-name="XML"><text:s text:c="2"/>&lt;/Illustrator&gt; </text:p>
            <text:p text:style-name="P8">&lt;/Book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3952834444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?&gt;</text:p>
            <text:p text:style-name="XML-Validacion">&lt;xs:schema xmlns:xs="http://www.w3.org/2001/XMLSchema"&gt;</text:p>
            <text:p text:style-name="XML-Validacion"><text:s/><text:span text:style-name="T14">&lt;xs:complexType name="PersonType" abstract="true"&gt;</text:span></text:p>
            <text:p text:style-name="P10"><text:s text:c="2"/>&lt;xs:sequence&gt;</text:p>
            <text:p text:style-name="P10"><text:s text:c="3"/>&lt;xs:element name="Name" type="xs:string"/&gt;</text:p>
            <text:p text:style-name="P10"><text:s text:c="2"/>&lt;/xs:sequence&gt;</text:p>
            <text:p text:style-name="XML-Validacion"><text:s/>&lt;/xs:complexType&gt;</text:p>
            <text:p text:style-name="XML-Validacion"><text:s/>&lt;xs:complexType name="Author"&gt;</text:p>
            <text:p text:style-name="XML-Validacion"><text:s text:c="2"/>&lt;xs:complexContent&gt;</text:p>
            <text:p text:style-name="XML-Validacion"><text:s text:c="3"/><text:span text:style-name="T14">&lt;xs:extension base="PersonType"/&gt;</text:span></text:p>
            <text:p text:style-name="XML-Validacion"><text:s text:c="2"/>&lt;/xs:complexContent&gt;</text:p>
            <text:p text:style-name="XML-Validacion"><text:s/>&lt;/xs:complexType&gt;</text:p>
            <text:p text:style-name="XML-Validacion"><text:s/>&lt;xs:complexType name="Ilustrator"&gt;</text:p>
            <text:p text:style-name="XML-Validacion"><text:s text:c="2"/>&lt;xs:complexContent&gt; </text:p>
            <text:p text:style-name="XML-Validacion"><text:s text:c="3"/><text:span text:style-name="T14">&lt;xs:extension base="PersonType"&gt;</text:span></text:p>
            <text:p text:style-name="XML-Validacion"><text:s text:c="4"/>&lt;xs:sequence&gt;</text:p>
            <text:p text:style-name="XML-Validacion"><text:s text:c="5"/>&lt;xs:element name="Awards" type="xs:string" minOccurs="0"/&gt;</text:p>
            <text:p text:style-name="XML-Validacion"><text:s text:c="4"/>&lt;/xs:sequence&gt;</text:p>
            <text:p text:style-name="XML-Validacion"><text:s text:c="3"/>&lt;/xs:extension&gt;</text:p>
            <text:p text:style-name="XML-Validacion"><text:s text:c="2"/>&lt;/xs:complexContent&gt;</text:p>
            <text:p text:style-name="XML-Validacion"><text:s/>&lt;/xs:complexType&gt;</text:p>
            <text:p text:style-name="XML-Validacion"><text:s/>&lt;xs:element name="Book"&gt;</text:p>
            <text:p text:style-name="XML-Validacion"><text:s text:c="2"/>&lt;xs:complexType&gt;</text:p>
            <text:p text:style-name="XML-Validacion"><text:s text:c="3"/>&lt;xs:sequence&gt;</text:p>
            <text:p text:style-name="XML-Validacion"><text:s text:c="4"/>&lt;xs:element name="Title" type="xs:string"/&gt;</text:p>
            <text:p text:style-name="XML-Validacion"><text:s text:c="4"/><text:span text:style-name="T14">&lt;xs:element name="Person" type="PersonType" maxOccurs="2"/&gt;</text:span></text:p>
            <text:p text:style-name="XML-Validacion"><text:s text:c="3"/>&lt;/xs:sequence&gt; </text:p>
            <text:p text:style-name="XML-Validacion"><text:s text:c="2"/>&lt;/xs:complexType&gt; </text:p>
            <text:p text:style-name="XML-Validacion"><text:s/>&lt;/xs:element&gt; </text:p>
            <text:p text:style-name="XML-Validacion">&lt;/xs:schema&gt;</text:p>
          </table:table-cell>
        </table:table-row>
        <table:table-row table:style-name="Tabla7.1">
          <table:table-cell table:style-name="Tabla7.A1" office:value-type="string">
            <text:list xml:id="list192502694812241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Book xmlns:xsi="http://www.w3.org/2001/XMLSchema-instance"</text:p>
            <text:p text:style-name="XML"><text:s/>xsi:noNamespaceSchemaLocation="Book.xsd"&gt;</text:p>
            <text:p text:style-name="XML"><text:s text:c="2"/>&lt;Title&gt;Copia este libro&lt;/Title&gt; </text:p>
            <text:p text:style-name="XML"><text:s text:c="2"/>&lt;Author&gt; </text:p>
            <text:p text:style-name="XML"><text:s text:c="3"/>&lt;Name&gt;David Bravo&lt;/FirstName&gt; </text:p>
            <text:p text:style-name="XML"><text:s text:c="2"/>&lt;/Author&gt;</text:p>
            <text:p text:style-name="XML"><text:s text:c="2"/>&lt;Illustrator&gt; </text:p>
            <text:p text:style-name="XML"><text:s text:c="3"/>&lt;Name&gt;Pablo Soto&lt;/Name&gt; </text:p>
            <text:p text:style-name="XML"><text:s text:c="3"/>&lt;Awards&gt;15m&lt;/Awards&gt; </text:p>
            <text:p text:style-name="XML"><text:s text:c="2"/>&lt;/Illustrator&gt;</text:p>
            <text:p text:style-name="XML"><text:s text:c="2"/>&lt;Illustrator&gt; </text:p>
            <text:p text:style-name="XML"><text:s text:c="3"/>&lt;Name&gt;Javier de la Cueva&lt;/Name&gt; </text:p>
            <text:p text:style-name="XML"><text:s text:c="3"/>&lt;Awards&gt;Sinde&lt;/Awards&gt; </text:p>
            <text:p text:style-name="XML"><text:s text:c="2"/>&lt;/Illustrator&gt; </text:p>
            <text:p text:style-name="P8">&lt;/Book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4541619185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P11">&lt;?xml version="1.0"?&gt;</text:p>
            <text:p text:style-name="P11">&lt;xs:schema xmlns:xs="http://www.w3.org/2001/XMLSchema"&gt;</text:p>
            <text:p text:style-name="P11"><text:s/><text:span text:style-name="T14">&lt;xs:complexType name="PageType"&gt;</text:span></text:p>
            <text:p text:style-name="P10"><text:s text:c="2"/>&lt;xs:sequence&gt; </text:p>
            <text:p text:style-name="P10"><text:s text:c="3"/>&lt;xs:attribute name="URL" type="xs:anyURI"/&gt;</text:p>
            <text:p text:style-name="P10"><text:s text:c="3"/>&lt;xs:attribute name="Descriptions" type="xs:NMTOKENS"</text:p>
            <text:p text:style-name="P10"><text:s text:c="4"/>minOccurs="0"/&gt;</text:p>
            <text:p text:style-name="P10"><text:s text:c="2"/>&lt;/xs:sequence&gt; </text:p>
            <text:p text:style-name="P10"><text:s/>&lt;/xs:complexType&gt; </text:p>
            <text:p text:style-name="P11"><text:s/>&lt;xs:element name="Person"&gt;</text:p>
            <text:p text:style-name="P11"><text:s text:c="2"/>&lt;xs:complexType&gt; </text:p>
            <text:p text:style-name="P11"><text:s text:c="3"/>&lt;xs:sequence&gt; </text:p>
            <text:p text:style-name="P11"><text:s text:c="4"/>&lt;xs:element name="Blog" <text:span text:style-name="T14">type="PageType"</text:span>/&gt;</text:p>
            <text:p text:style-name="P11"><text:s text:c="4"/>&lt;xs:element name="Twitter" <text:span text:style-name="T14">type="PageType"</text:span>/&gt;</text:p>
            <text:p text:style-name="P11"><text:s text:c="3"/>&lt;/xs:sequence&gt; </text:p>
            <text:p text:style-name="P11"><text:s text:c="2"/>&lt;/xs:complexType&gt; </text:p>
            <text:p text:style-name="P11"><text:s/>&lt;/xs:element&gt; </text:p>
            <text:p text:style-name="P11">&lt;/xs:schema&gt;</text:p>
          </table:table-cell>
        </table:table-row>
        <table:table-row table:style-name="Tabla7.1">
          <table:table-cell table:style-name="Tabla7.A1" office:value-type="string">
            <text:list xml:id="list192504350533593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?xml version="1.0"?&gt;</text:p>
            <text:p text:style-name="XML">&lt;<text:span text:style-name="T16">Person</text:span> xmlns:xsi="http://www.w3.org/2001/XMLSchema-instance" </text:p>
            <text:p text:style-name="XML"><text:s/>xsi:noNamespaceSchemaLocation="<text:span text:style-name="T16">Person</text:span>.xsd"&gt;</text:p>
            <text:p text:style-name="XML"><text:s text:c="2"/>&lt;Blog Description="my blog"/&gt;</text:p>
            <text:p text:style-name="XML">&lt;/<text:span text:style-name="T16">Person</text:span>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4368931046" text:continue-numbering="true" text:style-name="L3">
              <text:list-item>
                <text:p text:style-name="P16"/>
              </text:list-item>
            </text:list>
          </table:table-cell>
          <table:table-cell table:style-name="Tabla7.A1" office:value-type="string">
            <text:p text:style-name="XML-Validacion">&lt;?xml version="1.0"?&gt;</text:p>
            <text:p text:style-name="XML-Validacion">&lt;xs:schema xmlns:xs="http://www.w3.org/2001/XMLSchema"&gt;</text:p>
            <text:p text:style-name="XML-Validacion"><text:s/>&lt;xs:element name="Music"&gt;</text:p>
            <text:p text:style-name="XML-Validacion"><text:s text:c="2"/>&lt;xs:complexType&gt; </text:p>
            <text:p text:style-name="XML-Validacion"><text:s text:c="3"/>&lt;xs:sequence&gt; </text:p>
            <text:p text:style-name="XML-Validacion"><text:s text:c="4"/>&lt;xs:element name="Artists"&gt;</text:p>
            <text:p text:style-name="XML-Validacion"><text:s text:c="5"/>&lt;xs:complexType&gt; </text:p>
            <text:p text:style-name="XML-Validacion"><text:s text:c="6"/>&lt;xs:sequence&gt; </text:p>
            <text:p text:style-name="XML-Validacion"><text:s text:c="7"/>&lt;xs:element name="Artist" maxOccurs="unbounded"&gt;</text:p>
            <text:p text:style-name="XML-Validacion"><text:s text:c="8"/>&lt;xs:complexType&gt; </text:p>
            <text:p text:style-name="XML-Validacion"><text:s text:c="9"/>&lt;xs:simpleContent&gt; </text:p>
            <text:p text:style-name="XML-Validacion"><text:s text:c="10"/>&lt;xs:extension base="xs:string"&gt;</text:p>
            <text:p text:style-name="XML-Validacion"><text:s text:c="11"/><text:span text:style-name="T14">&lt;xs:attribute name="artistID" type="xs:string"</text:span></text:p>
            <text:p text:style-name="P10"><text:s text:c="12"/>use="required"/&gt;</text:p>
            <text:p text:style-name="XML-Validacion"><text:s text:c="10"/>&lt;/xs:extension&gt; </text:p>
            <text:p text:style-name="XML-Validacion"><text:s text:c="9"/>&lt;/xs:simpleContent&gt; </text:p>
            <text:p text:style-name="XML-Validacion"><text:s text:c="8"/>&lt;/xs:complexType&gt; </text:p>
            <text:p text:style-name="XML-Validacion"><text:s text:c="7"/>&lt;/xs:element&gt; </text:p>
            <text:p text:style-name="XML-Validacion"><text:s text:c="6"/>&lt;/xs:sequence&gt; </text:p>
            <text:p text:style-name="XML-Validacion"><text:s text:c="5"/>&lt;/xs:complexType&gt; </text:p>
            <text:p text:style-name="XML-Validacion"><text:s text:c="4"/>&lt;/xs:element&gt; </text:p>
            <text:p text:style-name="XML-Validacion"><text:s text:c="4"/>&lt;xs:element name="Songs"&gt;</text:p>
            <text:p text:style-name="XML-Validacion"><text:s text:c="5"/>&lt;xs:complexType&gt; </text:p>
            <text:p text:style-name="XML-Validacion"><text:s text:c="6"/>&lt;xs:sequence&gt; </text:p>
            <text:p text:style-name="XML-Validacion"><text:s text:c="7"/>&lt;xs:element name="Song" maxOccurs="unbounded"&gt;</text:p>
            <text:p text:style-name="XML-Validacion"><text:s text:c="8"/>&lt;xs:complexType&gt; </text:p>
            <text:p text:style-name="XML-Validacion"><text:s text:c="9"/>&lt;xs:simpleContent&gt; </text:p>
            <text:p text:style-name="XML-Validacion"><text:s text:c="10"/>&lt;xs:extension base="xs:string"&gt;</text:p>
            <text:p text:style-name="P10"><text:s text:c="11"/>&lt;xs:attribute name="artist" type="xs:string"</text:p>
            <text:p text:style-name="P10"><text:s text:c="12"/>use="required"/&gt;</text:p>
            <text:p text:style-name="XML-Validacion"><text:s text:c="10"/>&lt;/xs:extension&gt; </text:p>
            <text:p text:style-name="XML-Validacion"><text:s text:c="9"/>&lt;/xs:simpleContent&gt; </text:p>
            <text:p text:style-name="XML-Validacion"><text:s text:c="8"/>&lt;/xs:complexType&gt; </text:p>
            <text:p text:style-name="XML-Validacion"><text:s text:c="7"/>&lt;/xs:element&gt; </text:p>
            <text:p text:style-name="XML-Validacion"><text:s text:c="6"/>&lt;/xs:sequence&gt; </text:p>
            <text:p text:style-name="XML-Validacion"><text:s text:c="5"/>&lt;/xs:complexType&gt; </text:p>
            <text:p text:style-name="XML-Validacion"><text:s text:c="4"/>&lt;/xs:element&gt; </text:p>
            <text:p text:style-name="XML-Validacion"><text:s text:c="3"/>&lt;/xs:sequence&gt; </text:p>
            <text:p text:style-name="XML-Validacion"><text:s text:c="2"/>&lt;/xs:complexType&gt; </text:p>
            <text:p text:style-name="XML-Validacion"><text:s text:c="2"/><text:span text:style-name="T14">&lt;xs:key name="ArtistKey"&gt;</text:span></text:p>
            <text:p text:style-name="P10"><text:s text:c="3"/>&lt;xs:selector xpath="Artists/Artist"/&gt;</text:p>
            <text:p text:style-name="P10"><text:s text:c="3"/>&lt;xs:field xpath="@artistID"/&gt;</text:p>
            <text:p text:style-name="P10"><text:s text:c="2"/>&lt;/xs:key&gt; </text:p>
            <text:p text:style-name="P10"><text:s text:c="2"/>&lt;xs:keyref name="ArtistKeyRef" refer="ArtistKey"&gt;</text:p>
            <text:p text:style-name="P10"><text:s text:c="3"/>&lt;xs:selector xpath="Songs/Song"/&gt;</text:p>
            <text:p text:style-name="P10"><text:s text:c="3"/>&lt;xs:field xpath="@artist"/&gt;</text:p>
            <text:p text:style-name="P10"><text:s text:c="2"/>&lt;/xs:keyref&gt; </text:p>
            <text:p text:style-name="XML-Validacion"><text:s/>&lt;/xs:element&gt; </text:p>
            <text:p text:style-name="XML-Validacion">&lt;/xs:schema&gt;</text:p>
          </table:table-cell>
        </table:table-row>
        <text:soft-page-break/>
        <table:table-row table:style-name="Tabla7.1">
          <table:table-cell table:style-name="Tabla7.A1" office:value-type="string">
            <text:list xml:id="list192503738943391" text:continue-numbering="true" text:style-name="L3">
              <text:list-header>
                <text:p text:style-name="P16"/>
              </text:list-header>
            </text:list>
          </table:table-cell>
          <table:table-cell table:style-name="Tabla7.A1" office:value-type="string">
            <text:p text:style-name="XML">&lt;Music xmlns:xsi="http://www.w3.org/2001/XMLSchema-instance" xsi:noNamespaceSchemaLocation="Music.xsd"&gt;</text:p>
            <text:p text:style-name="XML"><text:s/>&lt;Artists&gt; </text:p>
            <text:p text:style-name="XML"><text:s text:c="2"/>&lt;Artist artistID="BO"&gt;Bono&lt;/Artist&gt; </text:p>
            <text:p text:style-name="XML"><text:s text:c="2"/>&lt;Artist artistID="BO"&gt;Bob Marley&lt;/Artist&gt; </text:p>
            <text:p text:style-name="XML"><text:s/>&lt;/Artists&gt; </text:p>
            <text:p text:style-name="XML"><text:s/>&lt;Songs&gt; </text:p>
            <text:p text:style-name="XML"><text:s text:c="2"/>&lt;Song artist="BM"&gt;With Or Without You&lt;/Song&gt; </text:p>
            <text:p text:style-name="XML"><text:s text:c="2"/>&lt;Song artist="BM"&gt;Sunday Bloody Sunday&lt;/Song&gt; </text:p>
            <text:p text:style-name="XML"><text:s text:c="2"/>&lt;Song artist="BM"&gt;No Woman, No Cry&lt;/Song&gt; </text:p>
            <text:p text:style-name="XML"><text:s/>&lt;/Songs&gt; </text:p>
            <text:p text:style-name="XML">&lt;/Music&gt;</text:p>
          </table:table-cell>
        </table:table-row>
      </table:table>
      <text:h text:style-name="Heading_20_2" text:outline-level="2"><text:bookmark-start text:name="__RefHeading__5074_1224323092"/>Relax NG<text:bookmark-end text:name="__RefHeading__5074_1224323092"/></text:h>
      <text:h text:style-name="Heading_20_3" text:outline-level="3">Dado el Relax NG expuesto, ya sea en su versión XML o en su versión compacta, explica lo que valida, indica porqué el XML de abajo es incorrecto, y propón una solución:</text:h>
      <table:table table:name="Tabla5" table:style-name="Tabla5">
        <table:table-column table:style-name="Tabla5.A"/>
        <table:table-column table:style-name="Tabla5.B" table:number-columns-repeated="2"/>
        <table:table-row table:style-name="Tabla5.1">
          <table:table-cell table:style-name="Tabla5.A1" office:value-type="string">
            <text:list xml:id="list4927199049983501805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addressBook"&gt;</text:p>
            <text:p text:style-name="XML-Validacion"><text:s text:c="2"/>&lt;<text:span text:style-name="T14">oneOrMore</text:span>&gt;</text:p>
            <text:p text:style-name="XML-Validacion"><text:s text:c="4"/>&lt;element name="card"&gt;</text:p>
            <text:p text:style-name="XML-Validacion"><text:s text:c="6"/>&lt;element name="name"&gt;</text:p>
            <text:p text:style-name="XML-Validacion"><text:s text:c="8"/>&lt;text/&gt;</text:p>
            <text:p text:style-name="XML-Validacion"><text:s text:c="6"/>&lt;/element&gt;</text:p>
            <text:p text:style-name="XML-Validacion"><text:s text:c="6"/>&lt;element name="email"&gt;</text:p>
            <text:p text:style-name="XML-Validacion"><text:s text:c="8"/>&lt;text/&gt;</text:p>
            <text:p text:style-name="XML-Validacion"><text:s text:c="6"/>&lt;/element&gt;</text:p>
            <text:p text:style-name="XML-Validacion"><text:s text:c="6"/>&lt;<text:span text:style-name="T14">optional</text:span>&gt;</text:p>
            <text:p text:style-name="XML-Validacion"><text:s text:c="8"/>&lt;element name="note"&gt;</text:p>
            <text:p text:style-name="XML-Validacion"><text:s text:c="10"/>&lt;text/&gt;</text:p>
            <text:p text:style-name="XML-Validacion"><text:s text:c="8"/>&lt;/element&gt;</text:p>
            <text:p text:style-name="XML-Validacion"><text:s text:c="6"/>&lt;/<text:span text:style-name="T14">optional</text:span>&gt;</text:p>
            <text:p text:style-name="XML-Validacion"><text:s text:c="4"/>&lt;/element&gt;</text:p>
            <text:p text:style-name="XML-Validacion"><text:s text:c="2"/>&lt;/<text:span text:style-name="T14">oneOrMore</text:span>&gt;</text:p>
            <text:p text:style-name="XML-Validacion">&lt;/element&gt;</text:p>
          </table:table-cell>
          <table:table-cell table:style-name="Tabla5.A1" office:value-type="string">
            <text:p text:style-name="XML-Validacion">element addressBook {</text:p>
            <text:p text:style-name="XML-Validacion"><text:s text:c="2"/>element card {</text:p>
            <text:p text:style-name="XML-Validacion"><text:s text:c="4"/>element name { text },</text:p>
            <text:p text:style-name="XML-Validacion"><text:s text:c="4"/>element email { text },</text:p>
            <text:p text:style-name="XML-Validacion"><text:s text:c="4"/>element note { text }?</text:p>
            <text:p text:style-name="XML-Validacion"><text:s text:c="2"/>}+</text:p>
            <text:p text:style-name="XML-Validacion">}</text:p>
          </table:table-cell>
        </table:table-row>
        <table:table-row table:style-name="Tabla5.1">
          <table:table-cell table:style-name="Tabla5.A1" office:value-type="string">
            <text:list xml:id="list192502719368879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Preformatted_20_Text">&lt;addressBook&gt;</text:p>
            <text:p text:style-name="Preformatted_20_Text"><text:s text:c="2"/>&lt;card&gt;</text:p>
            <text:p text:style-name="Preformatted_20_Text"><text:s text:c="4"/>&lt;name&gt;John Smith&lt;/name&gt;</text:p>
            <text:p text:style-name="Preformatted_20_Text"><text:s text:c="2"/>&lt;/card&gt;</text:p>
            <text:p text:style-name="Preformatted_20_Text"><text:s text:c="2"/>&lt;card&gt;</text:p>
            <text:p text:style-name="Preformatted_20_Text"><text:s text:c="4"/>&lt;email&gt;fb@example.net&lt;/email&gt;</text:p>
            <text:p text:style-name="Preformatted_20_Text"><text:s text:c="4"/>&lt;name&gt;Fred Bloggs&lt;/name&gt;</text:p>
            <text:p text:style-name="Preformatted_20_Text"><text:s text:c="4"/>&lt;note&gt;good man&lt;/note&gt;</text:p>
            <text:p text:style-name="Preformatted_20_Text"><text:s text:c="2"/>&lt;/card&gt;</text:p>
            <text:p text:style-name="Preformatted_20_Text">&lt;/addressBook&gt;</text:p>
          </table:table-cell>
          <table:covered-table-cell/>
        </table:table-row>
        <text:soft-page-break/>
        <table:table-row table:style-name="Tabla5.1">
          <table:table-cell table:style-name="Tabla5.A1" office:value-type="string">
            <text:list xml:id="list192504459197817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addressBook"&gt;</text:p>
            <text:p text:style-name="XML-Validacion"><text:s text:c="2"/>&lt;oneOrMore&gt;</text:p>
            <text:p text:style-name="XML-Validacion"><text:s text:c="4"/>&lt;element name="card"&gt;</text:p>
            <text:p text:style-name="XML-Validacion"><text:s text:c="6"/>&lt;<text:span text:style-name="T14">choice</text:span>&gt;</text:p>
            <text:p text:style-name="XML-Validacion"><text:s text:c="8"/>&lt;element name="name"&gt;</text:p>
            <text:p text:style-name="XML-Validacion"><text:s text:c="10"/>&lt;text/&gt;</text:p>
            <text:p text:style-name="XML-Validacion"><text:s text:c="8"/>&lt;/element&gt;</text:p>
            <text:p text:style-name="XML-Validacion"><text:s text:c="8"/>&lt;<text:span text:style-name="T14">group</text:span>&gt;</text:p>
            <text:p text:style-name="XML-Validacion"><text:s text:c="10"/>&lt;element name="name1"&gt;</text:p>
            <text:p text:style-name="XML-Validacion"><text:s text:c="12"/>&lt;text/&gt;</text:p>
            <text:p text:style-name="XML-Validacion"><text:s text:c="10"/>&lt;/element&gt;</text:p>
            <text:p text:style-name="XML-Validacion"><text:s text:c="10"/>&lt;element name="name2"&gt;</text:p>
            <text:p text:style-name="XML-Validacion"><text:s text:c="12"/>&lt;text/&gt;</text:p>
            <text:p text:style-name="XML-Validacion"><text:s text:c="10"/>&lt;/element&gt;</text:p>
            <text:p text:style-name="XML-Validacion"><text:s text:c="8"/>&lt;/<text:span text:style-name="T14">group</text:span>&gt;</text:p>
            <text:p text:style-name="XML-Validacion"><text:s text:c="6"/>&lt;/<text:span text:style-name="T14">choice</text:span>&gt;</text:p>
            <text:p text:style-name="XML-Validacion"><text:s text:c="4"/>&lt;/element&gt;</text:p>
            <text:p text:style-name="XML-Validacion"><text:s text:c="2"/>&lt;/oneOrMore&gt;</text:p>
            <text:p text:style-name="XML-Validacion">&lt;/element&gt;</text:p>
          </table:table-cell>
          <table:table-cell table:style-name="Tabla5.A1" office:value-type="string">
            <text:p text:style-name="XML-Validacion">element addressBook {</text:p>
            <text:p text:style-name="XML-Validacion"><text:s text:c="2"/>element card {</text:p>
            <text:p text:style-name="XML-Validacion"><text:s text:c="4"/>(element name { text }</text:p>
            <text:p text:style-name="XML-Validacion"><text:s text:c="4"/>| (element <text:span text:style-name="T15">name1</text:span> { text },</text:p>
            <text:p text:style-name="XML-Validacion"><text:s text:c="7"/>element name2 { text })</text:p>
            <text:p text:style-name="XML-Validacion"><text:s text:c="4"/>),</text:p>
            <text:p text:style-name="XML-Validacion"><text:s text:c="4"/>element email { text },</text:p>
            <text:p text:style-name="XML-Validacion"><text:s text:c="4"/>element note { text }?</text:p>
            <text:p text:style-name="XML-Validacion"><text:s text:c="2"/>}+</text:p>
            <text:p text:style-name="XML-Validacion">}</text:p>
          </table:table-cell>
        </table:table-row>
        <table:table-row table:style-name="Tabla5.1">
          <table:table-cell table:style-name="Tabla5.A1" office:value-type="string">
            <text:list xml:id="list192502800997604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Preformatted_20_Text">&lt;addressBook&gt;</text:p>
            <text:p text:style-name="Preformatted_20_Text"><text:s text:c="2"/>&lt;card&gt;</text:p>
            <text:p text:style-name="Preformatted_20_Text"><text:s text:c="4"/>&lt;name&gt;John Smith&lt;/name&gt;</text:p>
            <text:p text:style-name="Preformatted_20_Text"><text:s text:c="4"/>&lt;name1&gt;John&lt;/name1&gt;</text:p>
            <text:p text:style-name="Preformatted_20_Text"><text:s text:c="4"/>&lt;name2&gt;Smith&lt;/name2&gt;</text:p>
            <text:p text:style-name="Preformatted_20_Text"><text:s text:c="2"/>&lt;/card&gt;</text:p>
            <text:p text:style-name="Preformatted_20_Text"><text:s text:c="2"/>&lt;card&gt;</text:p>
            <text:p text:style-name="Preformatted_20_Text"><text:s text:c="4"/>&lt;name&gt;Fred Bloggs&lt;/name&gt;</text:p>
            <text:p text:style-name="Preformatted_20_Text"><text:s text:c="2"/>&lt;/card&gt;</text:p>
            <text:p text:style-name="Preformatted_20_Text">&lt;/addressBook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3503462835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addressBook"&gt;</text:p>
            <text:p text:style-name="XML-Validacion"><text:s text:c="2"/>&lt;<text:span text:style-name="T14">zeroOrMore</text:span>&gt;</text:p>
            <text:p text:style-name="XML-Validacion"><text:s text:c="4"/>&lt;element name="card"&gt;</text:p>
            <text:p text:style-name="XML-Validacion"><text:s text:c="6"/>&lt;<text:span text:style-name="T14">attribute</text:span> name="name"&gt;</text:p>
            <text:p text:style-name="XML-Validacion"><text:s text:c="8"/>&lt;text/&gt;</text:p>
            <text:p text:style-name="XML-Validacion"><text:s text:c="6"/>&lt;/attribute&gt;</text:p>
            <text:p text:style-name="XML-Validacion"><text:s text:c="6"/>&lt;<text:span text:style-name="T14">attribute</text:span> name="email"&gt;</text:p>
            <text:p text:style-name="XML-Validacion"><text:s text:c="8"/>&lt;text/&gt;</text:p>
            <text:p text:style-name="XML-Validacion"><text:s text:c="6"/>&lt;/attribute&gt;</text:p>
            <text:p text:style-name="XML-Validacion"><text:s text:c="6"/>&lt;optional&gt;</text:p>
            <text:p text:style-name="XML-Validacion"><text:s text:c="8"/>&lt;attribute name="note"&gt;</text:p>
            <text:p text:style-name="XML-Validacion"><text:s text:c="10"/>&lt;text/&gt;</text:p>
            <text:p text:style-name="XML-Validacion"><text:s text:c="8"/>&lt;/attribute&gt;</text:p>
            <text:p text:style-name="XML-Validacion"><text:s text:c="6"/>&lt;/optional&gt;</text:p>
            <text:p text:style-name="XML-Validacion"><text:s text:c="4"/>&lt;/element&gt;</text:p>
            <text:p text:style-name="XML-Validacion"><text:s text:c="2"/>&lt;/<text:span text:style-name="T14">zeroOrMore</text:span>&gt;</text:p>
            <text:p text:style-name="XML-Validacion">&lt;/element&gt;</text:p>
          </table:table-cell>
          <table:table-cell table:style-name="Tabla5.A1" office:value-type="string">
            <text:p text:style-name="XML-Validacion">element addressBook {</text:p>
            <text:p text:style-name="XML-Validacion"><text:s text:c="2"/>element card {</text:p>
            <text:p text:style-name="XML-Validacion"><text:s text:c="4"/>attribute name { text },</text:p>
            <text:p text:style-name="XML-Validacion"><text:s text:c="4"/>attribute email { text },</text:p>
            <text:p text:style-name="XML-Validacion"><text:s text:c="4"/>attribute note { text }?</text:p>
            <text:p text:style-name="XML-Validacion"><text:s text:c="2"/>}*</text:p>
            <text:p text:style-name="XML-Validacion">}</text:p>
          </table:table-cell>
        </table:table-row>
        <table:table-row table:style-name="Tabla5.1">
          <table:table-cell table:style-name="Tabla5.A1" office:value-type="string">
            <text:list xml:id="list192503471944459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Preformatted_20_Text">&lt;addressBook&gt;</text:p>
            <text:p text:style-name="Preformatted_20_Text"><text:s text:c="2"/>&lt;card email="js@example.com"/&gt;</text:p>
            <text:p text:style-name="Preformatted_20_Text"><text:s text:c="2"/>&lt;card name="Fred Bloggs" note="good man"/&gt;</text:p>
            <text:p text:style-name="Preformatted_20_Text">&lt;/addressBook&gt;</text:p>
          </table:table-cell>
          <table:covered-table-cell/>
        </table:table-row>
        <text:soft-page-break/>
        <table:table-row table:style-name="Tabla5.1">
          <table:table-cell table:style-name="Tabla5.A1" office:value-type="string">
            <text:list xml:id="list192504460772181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addressBook"&gt;</text:p>
            <text:p text:style-name="XML-Validacion"><text:s/>&lt;zeroOrMore&gt;</text:p>
            <text:p text:style-name="XML-Validacion"><text:s text:c="2"/>&lt;element name="card"&gt;</text:p>
            <text:p text:style-name="XML-Validacion"><text:s text:c="3"/>&lt;<text:span text:style-name="T14">choice</text:span>&gt;</text:p>
            <text:p text:style-name="XML-Validacion"><text:s text:c="4"/>&lt;attribute name="name"&gt;</text:p>
            <text:p text:style-name="XML-Validacion"><text:s text:c="5"/>&lt;text/&gt;</text:p>
            <text:p text:style-name="XML-Validacion"><text:s text:c="4"/>&lt;/attribute&gt;</text:p>
            <text:p text:style-name="XML-Validacion"><text:s text:c="4"/>&lt;<text:span text:style-name="T14">group</text:span>&gt;</text:p>
            <text:p text:style-name="XML-Validacion"><text:s text:c="5"/>&lt;attribute name="name1"&gt;</text:p>
            <text:p text:style-name="XML-Validacion"><text:s text:c="6"/>&lt;text/&gt;</text:p>
            <text:p text:style-name="XML-Validacion"><text:s text:c="5"/>&lt;/attribute&gt;</text:p>
            <text:p text:style-name="XML-Validacion"><text:s text:c="5"/>&lt;attribute name="name2"&gt;</text:p>
            <text:p text:style-name="XML-Validacion"><text:s text:c="6"/>&lt;text/&gt;</text:p>
            <text:p text:style-name="XML-Validacion"><text:s text:c="5"/>&lt;/attribute&gt;</text:p>
            <text:p text:style-name="XML-Validacion"><text:s text:c="4"/>&lt;/<text:span text:style-name="T14">group</text:span>&gt;</text:p>
            <text:p text:style-name="XML-Validacion"><text:s text:c="3"/>&lt;/<text:span text:style-name="T14">choice</text:span>&gt;</text:p>
            <text:p text:style-name="XML-Validacion"><text:s text:c="2"/>&lt;/element&gt;</text:p>
            <text:p text:style-name="XML-Validacion"><text:s/>&lt;/zeroOrMore&gt;</text:p>
            <text:p text:style-name="XML-Validacion">&lt;/element&gt;</text:p>
          </table:table-cell>
          <table:table-cell table:style-name="Tabla5.A1" office:value-type="string">
            <text:p text:style-name="XML-Validacion">element addressBook {</text:p>
            <text:p text:style-name="XML-Validacion"><text:s/>element card {</text:p>
            <text:p text:style-name="XML-Validacion"><text:s text:c="2"/>(attribute name { text }</text:p>
            <text:p text:style-name="XML-Validacion"><text:s text:c="3"/>| (attribute name1 { text },</text:p>
            <text:p text:style-name="XML-Validacion"><text:s text:c="6"/>attribute name2 { text })),</text:p>
            <text:p text:style-name="XML-Validacion"><text:s text:c="4"/>attribute email { text }</text:p>
            <text:p text:style-name="XML-Validacion"><text:s text:c="2"/>}*</text:p>
            <text:p text:style-name="XML-Validacion">}</text:p>
          </table:table-cell>
        </table:table-row>
        <table:table-row table:style-name="Tabla5.1">
          <table:table-cell table:style-name="Tabla5.A1" office:value-type="string">
            <text:list xml:id="list192504617555618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Preformatted_20_Text">&lt;addressBook&gt;</text:p>
            <text:p text:style-name="Preformatted_20_Text"><text:s text:c="2"/>&lt;card name="John Smith" name1="John" name2="Smith"/&gt;</text:p>
            <text:p text:style-name="Preformatted_20_Text"><text:s text:c="2"/>&lt;card name="Fred Bloggs"/&gt;</text:p>
            <text:p text:style-name="Preformatted_20_Text">&lt;/addressBook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3431105086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addressBook"&gt;</text:p>
            <text:p text:style-name="XML-Validacion"><text:s text:c="2"/>&lt;zeroOrMore&gt;</text:p>
            <text:p text:style-name="XML-Validacion"><text:s text:c="4"/>&lt;element name="card"&gt;</text:p>
            <text:p text:style-name="XML-Validacion"><text:s text:c="6"/>&lt;<text:span text:style-name="T14">choice</text:span>&gt;</text:p>
            <text:p text:style-name="XML-Validacion"><text:s text:c="8"/>&lt;element name="name"&gt;</text:p>
            <text:p text:style-name="XML-Validacion"><text:s text:c="10"/>&lt;text/&gt;</text:p>
            <text:p text:style-name="XML-Validacion"><text:s text:c="8"/>&lt;/element&gt;</text:p>
            <text:p text:style-name="XML-Validacion"><text:s text:c="8"/>&lt;attribute name="name"&gt;</text:p>
            <text:p text:style-name="XML-Validacion"><text:s text:c="10"/>&lt;text/&gt;</text:p>
            <text:p text:style-name="XML-Validacion"><text:s text:c="8"/>&lt;/attribute&gt;</text:p>
            <text:p text:style-name="XML-Validacion"><text:s text:c="6"/>&lt;/<text:span text:style-name="T14">choice</text:span>&gt;</text:p>
            <text:p text:style-name="XML-Validacion"><text:s text:c="6"/>&lt;<text:span text:style-name="T14">choice</text:span>&gt;</text:p>
            <text:p text:style-name="XML-Validacion"><text:s text:c="8"/>&lt;element name="email"&gt;</text:p>
            <text:p text:style-name="XML-Validacion"><text:s text:c="10"/>&lt;text/&gt;</text:p>
            <text:p text:style-name="XML-Validacion"><text:s text:c="8"/>&lt;/element&gt;</text:p>
            <text:p text:style-name="XML-Validacion"><text:s text:c="8"/>&lt;attribute name="email"&gt;</text:p>
            <text:p text:style-name="XML-Validacion"><text:s text:c="10"/>&lt;text/&gt;</text:p>
            <text:p text:style-name="XML-Validacion"><text:s text:c="8"/>&lt;/attribute&gt;</text:p>
            <text:p text:style-name="XML-Validacion"><text:s text:c="6"/>&lt;/<text:span text:style-name="T14">choice</text:span>&gt;</text:p>
            <text:p text:style-name="XML-Validacion"><text:s text:c="4"/>&lt;/element&gt;</text:p>
            <text:p text:style-name="XML-Validacion"><text:s text:c="2"/>&lt;/zeroOrMore&gt;</text:p>
            <text:p text:style-name="XML-Validacion">&lt;/element&gt;</text:p>
          </table:table-cell>
          <table:table-cell table:style-name="Tabla5.A1" office:value-type="string">
            <text:p text:style-name="XML-Validacion">element addressBook {</text:p>
            <text:p text:style-name="XML-Validacion"><text:s text:c="2"/>element card {</text:p>
            <text:p text:style-name="XML-Validacion"><text:s text:c="4"/>(element name { text }</text:p>
            <text:p text:style-name="XML-Validacion"><text:s text:c="5"/>| attribute name { text }),</text:p>
            <text:p text:style-name="XML-Validacion"><text:s text:c="4"/>(element email { text }</text:p>
            <text:p text:style-name="XML-Validacion"><text:s text:c="5"/>| attribute email { text })</text:p>
            <text:p text:style-name="XML-Validacion"><text:s text:c="2"/>}*</text:p>
            <text:p text:style-name="XML-Validacion">}</text:p>
          </table:table-cell>
        </table:table-row>
        <text:soft-page-break/>
        <table:table-row table:style-name="Tabla5.1">
          <table:table-cell table:style-name="Tabla5.A1" office:value-type="string">
            <text:list xml:id="list192504694842370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Preformatted_20_Text">&lt;addressBook&gt;</text:p>
            <text:p text:style-name="Preformatted_20_Text"><text:s text:c="2"/>&lt;card&gt;</text:p>
            <text:p text:style-name="Preformatted_20_Text"><text:s text:c="4"/>&lt;email&gt;fb@example.net&lt;/email&gt;</text:p>
            <text:p text:style-name="Preformatted_20_Text"><text:s text:c="4"/>&lt;name&gt;John Smith&lt;/name&gt;</text:p>
            <text:p text:style-name="Preformatted_20_Text"><text:s text:c="2"/>&lt;/card&gt;</text:p>
            <text:p text:style-name="Preformatted_20_Text"><text:s text:c="2"/>&lt;card name="Fred Bloggs"&gt;</text:p>
            <text:p text:style-name="Preformatted_20_Text"><text:s text:c="4"/>&lt;name&gt;fb@example.net&lt;/name&gt;</text:p>
            <text:p text:style-name="Preformatted_20_Text"><text:s text:c="2"/>&lt;/card&gt;</text:p>
            <text:p text:style-name="Preformatted_20_Text">&lt;/addressBook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3580182200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addressBook"&gt;</text:p>
            <text:p text:style-name="XML-Validacion"><text:s/>&lt;oneOrMore&gt;</text:p>
            <text:p text:style-name="XML-Validacion"><text:s text:c="2"/>&lt;element name="card"&gt;</text:p>
            <text:p text:style-name="XML-Validacion"><text:s text:c="3"/>&lt;element name="salary"&gt;</text:p>
            <text:p text:style-name="XML-Validacion"><text:s text:c="4"/>&lt;data type="int"&gt;</text:p>
            <text:p text:style-name="XML-Validacion"><text:s text:c="5"/>&lt;param name="<text:span text:style-name="T14">minInclusive</text:span>"&gt;</text:p>
            <text:p text:style-name="XML-Validacion"><text:s text:c="6"/>1000</text:p>
            <text:p text:style-name="XML-Validacion"><text:s text:c="5"/>&lt;/param&gt;</text:p>
            <text:p text:style-name="XML-Validacion"><text:s text:c="4"/>&lt;data&gt;</text:p>
            <text:p text:style-name="XML-Validacion"><text:s text:c="3"/>&lt;/element&gt;</text:p>
            <text:p text:style-name="XML-Validacion"><text:s text:c="3"/>&lt;element name="email"&gt;</text:p>
            <text:p text:style-name="XML-Validacion"><text:s text:c="4"/>&lt;data type="string"&gt;</text:p>
            <text:p text:style-name="XML-Validacion"><text:s text:c="5"/>&lt;param name="<text:span text:style-name="T14">maxLength</text:span>"&gt;</text:p>
            <text:p text:style-name="XML-Validacion"><text:s text:c="6"/>127</text:p>
            <text:p text:style-name="XML-Validacion"><text:s text:c="5"/>&lt;/param&gt;</text:p>
            <text:p text:style-name="XML-Validacion"><text:s text:c="4"/>&lt;/data&gt;</text:p>
            <text:p text:style-name="XML-Validacion"><text:s text:c="3"/>&lt;/element&gt;</text:p>
            <text:p text:style-name="XML-Validacion"><text:s text:c="2"/>&lt;/element&gt;</text:p>
            <text:p text:style-name="XML-Validacion"><text:s/>&lt;/oneOrMore&gt;</text:p>
            <text:p text:style-name="XML-Validacion">&lt;/element&gt;</text:p>
          </table:table-cell>
          <table:table-cell table:style-name="Tabla5.A1" office:value-type="string">
            <text:p text:style-name="XML-Validacion">element addressBook {</text:p>
            <text:p text:style-name="XML-Validacion"><text:s/>element card {</text:p>
            <text:p text:style-name="XML-Validacion"><text:s text:c="2"/>element salary {</text:p>
            <text:p text:style-name="XML-Validacion"><text:s text:c="3"/>xsd:integer {</text:p>
            <text:p text:style-name="XML-Validacion"><text:s text:c="4"/><text:span text:style-name="T14">minInclusive</text:span> = "1000" } },</text:p>
            <text:p text:style-name="XML-Validacion"><text:s text:c="2"/>element email {</text:p>
            <text:p text:style-name="XML-Validacion"><text:s text:c="3"/>xsd:string {</text:p>
            <text:p text:style-name="XML-Validacion"><text:s text:c="4"/><text:span text:style-name="T14">maxLength</text:span> = "127" } },</text:p>
            <text:p text:style-name="XML-Validacion"><text:s text:c="2"/>}+</text:p>
            <text:p text:style-name="XML-Validacion">}</text:p>
          </table:table-cell>
        </table:table-row>
        <table:table-row table:style-name="Tabla5.1">
          <table:table-cell table:style-name="Tabla5.A1" office:value-type="string">
            <text:list xml:id="list192503587160886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Preformatted_20_Text">&lt;addressBook&gt;</text:p>
            <text:p text:style-name="Preformatted_20_Text"><text:s text:c="2"/>&lt;card&gt;</text:p>
            <text:p text:style-name="Preformatted_20_Text"><text:s text:c="4"/>&lt;salary&gt;1100&lt;/salary&gt;</text:p>
            <text:p text:style-name="Preformatted_20_Text"><text:s text:c="4"/>&lt;email&gt;js@example.com&lt;/email&gt;</text:p>
            <text:p text:style-name="Preformatted_20_Text"><text:s text:c="2"/>&lt;/card&gt;</text:p>
            <text:p text:style-name="Preformatted_20_Text"><text:s text:c="2"/>&lt;card&gt;</text:p>
            <text:p text:style-name="Preformatted_20_Text"><text:s text:c="4"/>&lt;salary&gt;novecientos&lt;/salary&gt;</text:p>
            <text:p text:style-name="Preformatted_20_Text"><text:s text:c="4"/>&lt;email&gt;fb@example.net&lt;/email&gt;</text:p>
            <text:p text:style-name="Preformatted_20_Text"><text:s text:c="2"/>&lt;/card&gt;</text:p>
            <text:p text:style-name="Preformatted_20_Text">&lt;/addressBook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2847582470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card"&gt;</text:p>
            <text:p text:style-name="XML-Validacion"><text:s/>&lt;element name="name"/&gt;</text:p>
            <text:p text:style-name="XML-Validacion"><text:s/>&lt;element name="email"/&gt;</text:p>
            <text:p text:style-name="XML-Validacion"><text:s/>&lt;element name="format"&gt;</text:p>
            <text:p text:style-name="XML-Validacion"><text:s text:c="2"/><text:span text:style-name="T14">&lt;choice&gt;</text:span></text:p>
            <text:p text:style-name="P10"><text:s text:c="3"/>&lt;value&gt;html&lt;/value&gt;</text:p>
            <text:p text:style-name="P10"><text:s text:c="3"/>&lt;value&gt;text&lt;/value&gt;</text:p>
            <text:p text:style-name="P10"><text:s text:c="2"/>&lt;/choice&gt;</text:p>
            <text:p text:style-name="XML-Validacion"><text:s/>&lt;/attribute&gt;</text:p>
            <text:p text:style-name="XML-Validacion">&lt;/element&gt;</text:p>
          </table:table-cell>
          <table:table-cell table:style-name="Tabla5.A1" office:value-type="string">
            <text:p text:style-name="XML-Validacion">element card {</text:p>
            <text:p text:style-name="XML-Validacion"><text:s/>element name { text },</text:p>
            <text:p text:style-name="XML-Validacion"><text:s/>element email { text },</text:p>
            <text:p text:style-name="XML-Validacion"><text:s/>element format {</text:p>
            <text:p text:style-name="XML-Validacion"><text:s text:c="2"/><text:span text:style-name="T14">"html" | "text"</text:span></text:p>
            <text:p text:style-name="XML-Validacion"><text:s/>}</text:p>
            <text:p text:style-name="XML-Validacion">}</text:p>
            <text:p text:style-name="XML-Validacion"/>
          </table:table-cell>
        </table:table-row>
        <text:soft-page-break/>
        <table:table-row table:style-name="Tabla5.1">
          <table:table-cell table:style-name="Tabla5.A1" office:value-type="string">
            <text:list xml:id="list192504317529574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XML">&lt;card&gt;</text:p>
            <text:p text:style-name="XML"><text:s/>&lt;name&gt;John Smith&lt;/name&gt;</text:p>
            <text:p text:style-name="XML"><text:s/>&lt;email&gt;js@example.com&lt;/email&gt;</text:p>
            <text:p text:style-name="XML"><text:s/>&lt;format&gt;htm&lt;/format&gt;</text:p>
            <text:p text:style-name="XML">&lt;/card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3936211726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card"&gt;</text:p>
            <text:p text:style-name="XML-Validacion"><text:s/>&lt;attribute name="name"/&gt;</text:p>
            <text:p text:style-name="XML-Validacion"><text:s/>&lt;attribute name="email"/&gt;</text:p>
            <text:p text:style-name="XML-Validacion"><text:s/>&lt;attribute name="format"&gt;</text:p>
            <text:p text:style-name="XML-Validacion"><text:s text:c="2"/>&lt;choice&gt;</text:p>
            <text:p text:style-name="XML-Validacion"><text:s text:c="3"/><text:span text:style-name="T14">&lt;value</text:span></text:p>
            <text:p text:style-name="P10"><text:s text:c="4"/>type="string"&gt;html&lt;/value&gt;</text:p>
            <text:p text:style-name="P10"><text:s text:c="3"/>&lt;value</text:p>
            <text:p text:style-name="P10"><text:s text:c="4"/>type="string"&gt;text&lt;/value&gt;</text:p>
            <text:p text:style-name="XML-Validacion"><text:s text:c="2"/>&lt;/choice&gt;</text:p>
            <text:p text:style-name="XML-Validacion"><text:s/>&lt;/attribute&gt;</text:p>
            <text:p text:style-name="XML-Validacion">&lt;/element&gt;</text:p>
          </table:table-cell>
          <table:table-cell table:style-name="Tabla5.A1" office:value-type="string">
            <text:p text:style-name="XML-Validacion">element card {</text:p>
            <text:p text:style-name="XML-Validacion"><text:s/>attribute name { text },</text:p>
            <text:p text:style-name="XML-Validacion"><text:s/>attribute email { text },</text:p>
            <text:p text:style-name="XML-Validacion"><text:s/>attribute format {</text:p>
            <text:p text:style-name="XML-Validacion"><text:s text:c="2"/><text:span text:style-name="T14">string "html" | string "text"</text:span></text:p>
            <text:p text:style-name="XML-Validacion"><text:s/>}</text:p>
            <text:p text:style-name="XML-Validacion">}</text:p>
            <text:p text:style-name="XML-Validacion"/>
          </table:table-cell>
        </table:table-row>
        <table:table-row table:style-name="Tabla5.1">
          <table:table-cell table:style-name="Tabla5.A1" office:value-type="string">
            <text:list xml:id="list192504657089153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XML">&lt;card name="John Smith" email="js@example.com" format=" html "/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4597392265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vector"&gt;</text:p>
            <text:p text:style-name="XML-Validacion"><text:s text:c="2"/><text:span text:style-name="T14">&lt;list&gt;</text:span></text:p>
            <text:p text:style-name="P10"><text:s text:c="4"/>&lt;data type="integer"/&gt;</text:p>
            <text:p text:style-name="P10"><text:s text:c="4"/>&lt;data type="integer"/&gt;</text:p>
            <text:p text:style-name="P10"><text:s text:c="2"/>&lt;/list&gt;</text:p>
            <text:p text:style-name="XML-Validacion">&lt;/element&gt;</text:p>
          </table:table-cell>
          <table:table-cell table:style-name="Tabla5.A1" office:value-type="string">
            <text:p text:style-name="XML-Validacion">element vector {</text:p>
            <text:p text:style-name="XML-Validacion"><text:s/><text:span text:style-name="T14">list {</text:span></text:p>
            <text:p text:style-name="P10"><text:s text:c="2"/>xsd:integer, xsd: integer }</text:p>
            <text:p text:style-name="XML-Validacion">}</text:p>
          </table:table-cell>
        </table:table-row>
        <table:table-row table:style-name="Tabla5.1">
          <table:table-cell table:style-name="Tabla5.A1" office:value-type="string">
            <text:list xml:id="list192504632268871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XML">&lt;vector&gt;1 2 3&lt;vector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2799058273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vector"&gt;</text:p>
            <text:p text:style-name="XML-Validacion"><text:s text:c="2"/>&lt;list&gt;</text:p>
            <text:p text:style-name="XML-Validacion"><text:s text:c="4"/><text:span text:style-name="T14">&lt;oneOrMore&gt;</text:span></text:p>
            <text:p text:style-name="P10"><text:s text:c="6"/>&lt;data type="integer"/&gt;</text:p>
            <text:p text:style-name="P10"><text:s text:c="4"/>&lt;/oneOrMore&gt;</text:p>
            <text:p text:style-name="XML-Validacion"><text:s text:c="2"/>&lt;/list&gt;</text:p>
            <text:p text:style-name="XML-Validacion">&lt;/element&gt;</text:p>
          </table:table-cell>
          <table:table-cell table:style-name="Tabla5.A1" office:value-type="string">
            <text:p text:style-name="XML-Validacion">element vector {</text:p>
            <text:p text:style-name="XML-Validacion"><text:s text:c="2"/>list { <text:span text:style-name="T14">xsd:integer+</text:span> }</text:p>
            <text:p text:style-name="XML-Validacion">}</text:p>
          </table:table-cell>
        </table:table-row>
        <table:table-row table:style-name="Tabla5.1">
          <table:table-cell table:style-name="Tabla5.A1" office:value-type="string">
            <text:list xml:id="list192502897374774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XML">&lt;vector&gt;primero segundo tercero&lt;vector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3365356543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vector"&gt;</text:p>
            <text:p text:style-name="XML-Validacion"><text:s text:c="2"/>&lt;list&gt;</text:p>
            <text:p text:style-name="XML-Validacion"><text:s text:c="4"/><text:span text:style-name="T14">&lt;oneOrMore&gt;</text:span></text:p>
            <text:p text:style-name="P10"><text:s text:c="6"/>&lt;data type="integer"/&gt;</text:p>
            <text:p text:style-name="P10"><text:s text:c="6"/>&lt;data type="integer"/&gt;</text:p>
            <text:p text:style-name="P10"><text:s text:c="4"/>&lt;/oneOrMore&gt;</text:p>
            <text:p text:style-name="XML-Validacion"><text:s text:c="2"/>&lt;/list&gt;</text:p>
            <text:p text:style-name="XML-Validacion">&lt;/element&gt;</text:p>
          </table:table-cell>
          <table:table-cell table:style-name="Tabla5.A1" office:value-type="string">
            <text:p text:style-name="XML-Validacion">element vector {</text:p>
            <text:p text:style-name="XML-Validacion"><text:s/>list {</text:p>
            <text:p text:style-name="XML-Validacion"><text:s text:c="2"/><text:span text:style-name="T14">(xsd:integer, xsd: integer)+</text:span> }</text:p>
            <text:p text:style-name="XML-Validacion">}</text:p>
          </table:table-cell>
        </table:table-row>
        <text:soft-page-break/>
        <table:table-row table:style-name="Tabla5.1">
          <table:table-cell table:style-name="Tabla5.A1" office:value-type="string">
            <text:list xml:id="list192503904901797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XML">&lt;vector&gt;1 2 3 4 5&lt;vector&gt;</text:p>
          </table:table-cell>
          <table:covered-table-cell/>
        </table:table-row>
        <table:table-row table:style-name="Tabla5.1">
          <table:table-cell table:style-name="Tabla5.A1" office:value-type="string">
            <text:list xml:id="list192503244593770" text:continue-numbering="true" text:style-name="L6">
              <text:list-item>
                <text:p text:style-name="P19"/>
              </text:list-item>
            </text:list>
          </table:table-cell>
          <table:table-cell table:style-name="Tabla5.A1" office:value-type="string">
            <text:p text:style-name="XML-Validacion">&lt;element name="addressBook"&gt;</text:p>
            <text:p text:style-name="XML-Validacion"><text:s text:c="2"/>&lt;zeroOrMore&gt;</text:p>
            <text:p text:style-name="XML-Validacion"><text:s text:c="4"/>&lt;element name="card"&gt;</text:p>
            <text:p text:style-name="XML-Validacion"><text:s text:c="6"/>&lt;<text:span text:style-name="T14">interleave</text:span>&gt;</text:p>
            <text:p text:style-name="XML-Validacion"><text:s text:c="8"/>&lt;element name="name"&gt;</text:p>
            <text:p text:style-name="XML-Validacion"><text:s text:c="10"/>&lt;text/&gt;</text:p>
            <text:p text:style-name="XML-Validacion"><text:s text:c="8"/>&lt;/element&gt;</text:p>
            <text:p text:style-name="XML-Validacion"><text:s text:c="8"/>&lt;element name="email"&gt;</text:p>
            <text:p text:style-name="XML-Validacion"><text:s text:c="10"/>&lt;text/&gt;</text:p>
            <text:p text:style-name="XML-Validacion"><text:s text:c="8"/>&lt;/element&gt;</text:p>
            <text:p text:style-name="XML-Validacion"><text:s text:c="6"/>&lt;/<text:span text:style-name="T14">interleave</text:span>&gt;</text:p>
            <text:p text:style-name="XML-Validacion"><text:s text:c="4"/>&lt;/element&gt;</text:p>
            <text:p text:style-name="XML-Validacion"><text:s text:c="2"/>&lt;/zeroOrMore&gt;</text:p>
            <text:p text:style-name="XML-Validacion">&lt;/element&gt;</text:p>
          </table:table-cell>
          <table:table-cell table:style-name="Tabla5.A1" office:value-type="string">
            <text:p text:style-name="XML-Validacion">element addressBook {</text:p>
            <text:p text:style-name="XML-Validacion"><text:s text:c="2"/>element card {</text:p>
            <text:p text:style-name="XML-Validacion"><text:s text:c="4"/>element name { text }</text:p>
            <text:p text:style-name="XML-Validacion"><text:s text:c="4"/>&amp; element email { text }</text:p>
            <text:p text:style-name="XML-Validacion"><text:s text:c="2"/>}*</text:p>
            <text:p text:style-name="XML-Validacion">}</text:p>
          </table:table-cell>
        </table:table-row>
        <table:table-row table:style-name="Tabla5.1">
          <table:table-cell table:style-name="Tabla5.A1" office:value-type="string">
            <text:list xml:id="list192503166893897" text:continue-numbering="true" text:style-name="L6">
              <text:list-header>
                <text:p text:style-name="P19"/>
              </text:list-header>
            </text:list>
          </table:table-cell>
          <table:table-cell table:style-name="Tabla5.A1" table:number-columns-spanned="2" office:value-type="string">
            <text:p text:style-name="Preformatted_20_Text">&lt;addressBook&gt;</text:p>
            <text:p text:style-name="Preformatted_20_Text"><text:s text:c="2"/>&lt;card&gt;</text:p>
            <text:p text:style-name="Preformatted_20_Text"><text:s text:c="4"/>&lt;name&gt;John Smith&lt;/name&gt;</text:p>
            <text:p text:style-name="Preformatted_20_Text"><text:s text:c="2"/>&lt;/card&gt;</text:p>
            <text:p text:style-name="Preformatted_20_Text"><text:s text:c="2"/>&lt;card&gt;</text:p>
            <text:p text:style-name="Preformatted_20_Text"><text:s text:c="4"/>&lt;email&gt;fb@example.net&lt;/email&gt;</text:p>
            <text:p text:style-name="Preformatted_20_Text"><text:s text:c="2"/>&lt;/card&gt;</text:p>
            <text:p text:style-name="Preformatted_20_Text">&lt;/addressBook&gt;</text:p>
          </table:table-cell>
          <table:covered-table-cell/>
        </table:table-row>
      </table:table>
      <text:h text:style-name="Heading_20_2" text:outline-level="2"><text:bookmark-start text:name="__RefHeading__3455_1044988634"/><text:soft-page-break/>Schematron<text:bookmark-end text:name="__RefHeading__3455_1044988634"/></text:h>
      <text:h text:style-name="Heading_20_3" text:outline-level="3">Dado el fichero de Schematron, indicar, para cada uno de los XML de debajo, la salida que se obtendría al validarlo:</text:h>
      <table:table table:name="Tabla6" table:style-name="Tabla6">
        <table:table-column table:style-name="Tabla6.A"/>
        <table:table-column table:style-name="Tabla6.B" table:number-columns-repeated="2"/>
        <table:table-row table:style-name="Tabla6.1">
          <table:table-cell table:style-name="Tabla6.A1" office:value-type="string">
            <text:list xml:id="list1298316794197102281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</text:p>
            <text:p text:style-name="XML-Validacion"><text:s/>&lt;pattern name="Print both cases"&gt;</text:p>
            <text:p text:style-name="XML-Validacion"><text:s text:c="2"/>&lt;rule context="AAA"&gt;</text:p>
            <text:p text:style-name="XML-Validacion"><text:s text:c="3"/>&lt;assert test="BBB"&gt;'BBB' element is missing.&lt;/assert&gt; </text:p>
            <text:p text:style-name="XML-Validacion"><text:s text:c="3"/>&lt;report test="BBB"&gt;'BBB' element is present.&lt;/report&gt; </text:p>
            <text:p text:style-name="XML-Validacion"><text:s text:c="3"/>&lt;assert test="@name"&gt;'AAA' misses attribute name.&lt;/assert&gt; </text:p>
            <text:p text:style-name="XML-Validacion"><text:s text:c="3"/>&lt;report test="@name"&gt;'AAA' contains attribute name.&lt;/report&gt; </text:p>
            <text:p text:style-name="XML-Validacion"><text:s text:c="2"/>&lt;/rule&gt; </text:p>
            <text:p text:style-name="XML-Validacion"><text:s/>&lt;/pattern&gt; </text:p>
            <text:p text:style-name="XML-Validacion"><text:s/>&lt;pattern name="<text:span text:style-name="T14">Print positive result only</text:span>"&gt;</text:p>
            <text:p text:style-name="XML-Validacion"><text:s text:c="2"/>&lt;rule context="AAA"&gt;</text:p>
            <text:p text:style-name="XML-Validacion"><text:s text:c="3"/>&lt;<text:span text:style-name="T14">report</text:span> test="BBB"&gt;'BBB' element is present.&lt;/report&gt; </text:p>
            <text:p text:style-name="XML-Validacion"><text:s text:c="3"/>&lt;<text:span text:style-name="T14">report</text:span> test="@name"&gt;'AAA' contains attribute name.&lt;/report&gt; </text:p>
            <text:p text:style-name="XML-Validacion"><text:s text:c="2"/>&lt;/rule&gt; </text:p>
            <text:p text:style-name="XML-Validacion"><text:s/>&lt;/pattern&gt; </text:p>
            <text:p text:style-name="XML-Validacion"><text:s/>&lt;pattern name="<text:span text:style-name="T14">Print negative result only</text:span>"&gt;</text:p>
            <text:p text:style-name="XML-Validacion"><text:s text:c="2"/>&lt;rule context="AAA"&gt;</text:p>
            <text:p text:style-name="XML-Validacion"><text:s text:c="3"/>&lt;<text:span text:style-name="T14">assert</text:span> test="BBB"&gt;'BBB' element is missing.&lt;/assert&gt; </text:p>
            <text:p text:style-name="XML-Validacion"><text:s text:c="3"/>&lt;<text:span text:style-name="T14">assert</text:span> test="@name"&gt;'AAA' misses attribute name.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701777607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</text:p>
            <text:p text:style-name="XML"><text:s/>&lt;BBB/&gt;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640770398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</text:p>
            <text:p text:style-name="XML"><text:s/>&lt;CCC/&gt;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742010948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</text:p>
            <text:p text:style-name="XML-Validacion"><text:s/>&lt;pattern name="<text:span text:style-name="T14">Open model</text:span>"&gt;</text:p>
            <text:p text:style-name="XML-Validacion"><text:s text:c="2"/>&lt;rule context="AAA"&gt;</text:p>
            <text:p text:style-name="XML-Validacion"><text:s text:c="3"/>&lt;assert test="BBB"&gt;'BBB' element is not present&lt;/assert&gt; </text:p>
            <text:p text:style-name="XML-Validacion"><text:s text:c="3"/>&lt;assert test="CCC"&gt;'CCC' element is not present&lt;/assert&gt; </text:p>
            <text:p text:style-name="XML-Validacion"><text:s text:c="2"/>&lt;/rule&gt; </text:p>
            <text:p text:style-name="XML-Validacion"><text:s/>&lt;/pattern&gt; </text:p>
            <text:p text:style-name="XML-Validacion"><text:s/>&lt;pattern name="<text:span text:style-name="T14">Closed model</text:span>"&gt;</text:p>
            <text:p text:style-name="XML-Validacion"><text:s text:c="2"/>&lt;rule context="AAA"&gt;</text:p>
            <text:p text:style-name="XML-Validacion"><text:s text:c="3"/>&lt;assert test="BBB"&gt;'BBB' element is not present&lt;/assert&gt; </text:p>
            <text:p text:style-name="XML-Validacion"><text:s text:c="3"/>&lt;assert test="CCC"&gt;'CCC' element is not present&lt;/assert&gt; </text:p>
            <text:p text:style-name="XML-Validacion"><text:s text:c="3"/>&lt;assert test="count(BBB|CCC) = count (*)"&gt;</text:p>
            <text:p text:style-name="XML-Validacion"><text:s text:c="4"/>There is an extra element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4756721331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</text:p>
            <text:p text:style-name="XML"><text:s/>&lt;BBB/&gt;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771104211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</text:p>
            <text:p text:style-name="XML"><text:s/>&lt;BBB/&gt;</text:p>
            <text:p text:style-name="XML"><text:s/>&lt;DDD/&gt;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663715654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</text:p>
            <text:p text:style-name="XML-Validacion"><text:s/>&lt;pattern name="<text:span text:style-name="T14">Attribute</text:span> test"&gt;</text:p>
            <text:p text:style-name="XML-Validacion"><text:s text:c="2"/>&lt;rule context="CCC"&gt;</text:p>
            <text:p text:style-name="XML-Validacion"><text:s text:c="3"/>&lt;assert test="<text:span text:style-name="T14">@name</text:span>"&gt;attribute 'name' is not present&lt;/assert&gt; </text:p>
            <text:p text:style-name="XML-Validacion"><text:s text:c="3"/>&lt;report test="<text:span text:style-name="T14">@name</text:span>"&gt;attribute 'name' is present&lt;/repo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728380409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&gt; </text:p>
            <text:p text:style-name="XML"><text:s text:c="2"/>&lt;CCC/&gt;</text:p>
            <text:p text:style-name="XML"><text:s text:c="2"/>&lt;CCC/&gt;</text:p>
            <text:p text:style-name="XML"><text:s/>&lt;/BBB&gt; </text:p>
            <text:p text:style-name="XML"><text:s/>&lt;CCC name="c1"/&gt;</text:p>
            <text:p text:style-name="XML"><text:s/>&lt;CCC name="c2"/&gt;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083179905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</text:p>
            <text:p text:style-name="XML-Validacion"><text:s/>&lt;pattern name="<text:span text:style-name="T14">Root test</text:span>"&gt;</text:p>
            <text:p text:style-name="XML-Validacion"><text:s text:c="2"/>&lt;rule <text:span text:style-name="T14">context="/*"</text:span>&gt;</text:p>
            <text:p text:style-name="XML-Validacion"><text:s text:c="3"/>&lt;assert test="name()='AAA'"&gt;</text:p>
            <text:p text:style-name="XML-Validacion"><text:s text:c="4"/>Root element is '&lt;name/&gt;', not 'AAA'&lt;/assert&gt; </text:p>
            <text:p text:style-name="XML-Validacion"><text:s text:c="3"/>&lt;report test="name()='AAA'"&gt;</text:p>
            <text:p text:style-name="XML-Validacion"><text:s text:c="4"/>Root element is 'AAA'&lt;/repo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271427805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</text:p>
            <text:p text:style-name="XML"><text:s/>&lt;BBB/&gt;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2935621641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XXX&gt;</text:p>
            <text:p text:style-name="XML"><text:s/>&lt;BBB/&gt;</text:p>
            <text:p text:style-name="XML">&lt;/XXX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4768557021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Select empty elements</text:span> CCC"&gt; </text:p>
            <text:p text:style-name="XML-Validacion"><text:s text:c="2"/>&lt;rule context="CCC"&gt; </text:p>
            <text:p text:style-name="XML-Validacion"><text:s text:c="3"/>&lt;report test="normalize-space(.) = ''"&gt;</text:p>
            <text:p text:style-name="XML-Validacion"><text:s text:c="4"/>[1] does not contain any text&lt;/report&gt; </text:p>
            <text:p text:style-name="XML-Validacion"><text:s text:c="3"/>&lt;assert test="normalize-space(.)"&gt;</text:p>
            <text:p text:style-name="XML-Validacion"><text:s text:c="4"/>[2] does not contain any text&lt;/assert&gt; </text:p>
            <text:p text:style-name="XML-Validacion"><text:s text:c="3"/>&lt;report test="not(*)"&gt;</text:p>
            <text:p text:style-name="XML-Validacion"><text:s text:c="4"/>[1] does not contain any child&lt;/report&gt; </text:p>
            <text:p text:style-name="XML-Validacion"><text:s text:c="3"/>&lt;assert test="*"&gt;</text:p>
            <text:p text:style-name="XML-Validacion"><text:s text:c="4"/>[2] does not contain any child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956494320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&gt; </text:p>
            <text:p text:style-name="XML"><text:s text:c="2"/>&lt;CCC/&gt; </text:p>
            <text:p text:style-name="XML"><text:s/>&lt;/BBB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726648368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&gt; </text:p>
            <text:p text:style-name="XML"><text:s text:c="2"/>&lt;CCC&gt;I am CCC element&lt;/CCC&gt; </text:p>
            <text:p text:style-name="XML"><text:s/>&lt;/BBB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395365925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&gt; </text:p>
            <text:p text:style-name="XML"><text:s text:c="2"/>&lt;CCC&gt; </text:p>
            <text:p text:style-name="XML"><text:s text:c="3"/>&lt;DDD/&gt; </text:p>
            <text:p text:style-name="XML"><text:s text:c="2"/>&lt;/CCC&gt; </text:p>
            <text:p text:style-name="XML"><text:s/>&lt;/BBB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717369619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Predefined values</text:span>"&gt; </text:p>
            <text:p text:style-name="XML-Validacion"><text:s text:c="2"/>&lt;rule context="AAA"&gt; </text:p>
            <text:p text:style-name="XML-Validacion"><text:s text:c="3"/>&lt;report test="normalize-space(.) = 'aaa'</text:p>
            <text:p text:style-name="XML-Validacion"><text:s text:c="4"/>or normalize-space(.) = 'bbb'"&gt;O.K.&lt;/report&gt; </text:p>
            <text:p text:style-name="XML-Validacion"><text:s text:c="3"/>&lt;assert test="normalize-space(.) = 'aaa'</text:p>
            <text:p text:style-name="XML-Validacion"><text:s text:c="4"/>or normalize-space(.) = 'bbb'"&gt;Value is not permitted.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275491745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aaa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433528184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bbb &lt;/AAA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4745205331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ccc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050844318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Test integer</text:span>"&gt; </text:p>
            <text:p text:style-name="XML-Validacion"><text:s text:c="2"/>&lt;rule context="AAA"&gt; </text:p>
            <text:p text:style-name="XML-Validacion"><text:s text:c="3"/>&lt;report test="floor(.) = number(.)"&gt;O.K.&lt;/report&gt; </text:p>
            <text:p text:style-name="XML-Validacion"><text:s text:c="3"/>&lt;assert test="floor(.) = number(.)"&gt;Not an integer.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274246097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aaa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409976035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12.234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2951575758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45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040139270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0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188956653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-45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2872871828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Test count</text:span>"&gt; </text:p>
            <text:p text:style-name="XML-Validacion"><text:s text:c="2"/>&lt;rule context="/*"&gt; </text:p>
            <text:p text:style-name="XML-Validacion"><text:s text:c="3"/>&lt;report test="count(//BBB) = count(//AAA)"&gt;O.K.&lt;/report&gt; </text:p>
            <text:p text:style-name="XML-Validacion"><text:s text:c="3"/>&lt;assert test="count(//BBB) &amp;lt;= count(//AAA)"&gt;</text:p>
            <text:p text:style-name="XML-Validacion"><text:s text:c="4"/>Some 'AAA' are missing</text:p>
            <text:p text:style-name="XML-Validacion"><text:s text:c="3"/>&lt;/assert&gt; </text:p>
            <text:p text:style-name="XML-Validacion"><text:s text:c="3"/>&lt;assert test="count(//BBB) &amp;gt;= count(//AAA)"&gt;</text:p>
            <text:p text:style-name="XML-Validacion"><text:s text:c="4"/>Some 'BBB' are missing</text:p>
            <text:p text:style-name="XML-Validacion"><text:s text:c="3"/>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215654661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XXX&gt; </text:p>
            <text:p text:style-name="XML"><text:s/>&lt;BBB/&gt; </text:p>
            <text:p text:style-name="XML"><text:s/>&lt;AAA/&gt; </text:p>
            <text:p text:style-name="XML"><text:s/>&lt;BBB/&gt; </text:p>
            <text:p text:style-name="XML"><text:s/>&lt;AAA/&gt; </text:p>
            <text:p text:style-name="XML">&lt;/XXX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347205207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XXX&gt; </text:p>
            <text:p text:style-name="XML"><text:s/>&lt;BBB/&gt; </text:p>
            <text:p text:style-name="XML"><text:s/>&lt;AAA/&gt; </text:p>
            <text:p text:style-name="XML"><text:s/>&lt;BBB/&gt; </text:p>
            <text:p text:style-name="XML">&lt;/XXX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3085227408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XXX&gt; </text:p>
            <text:p text:style-name="XML"><text:s/>&lt;BBB/&gt; </text:p>
            <text:p text:style-name="XML"><text:s/>&lt;AAA/&gt; </text:p>
            <text:p text:style-name="XML"><text:s/>&lt;AAA/&gt; </text:p>
            <text:p text:style-name="XML">&lt;/XXX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364776844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Test attribute</text:span>"&gt; </text:p>
            <text:p text:style-name="XML-Validacion"><text:s text:c="2"/>&lt;rule context="CCC"&gt; </text:p>
            <text:p text:style-name="XML-Validacion"><text:s text:c="3"/>&lt;report test="parent::BBB and not(@id)"&gt;</text:p>
            <text:p text:style-name="XML-Validacion"><text:s text:c="4"/>Attribute 'id' is missing</text:p>
            <text:p text:style-name="XML-Validacion"><text:s text:c="3"/>&lt;/report&gt; </text:p>
            <text:p text:style-name="XML-Validacion"><text:s text:c="3"/>&lt;report test="not(parent::BBB) and @id"&gt;</text:p>
            <text:p text:style-name="XML-Validacion"><text:s text:c="4"/>Attribute 'id' is used in wrong context</text:p>
            <text:p text:style-name="XML-Validacion"><text:s text:c="3"/>&lt;/repo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962671632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CCC/&gt; </text:p>
            <text:p text:style-name="XML"><text:s/>&lt;CCC/&gt; </text:p>
            <text:p text:style-name="XML"><text:s/>&lt;BBB&gt; </text:p>
            <text:p text:style-name="XML"><text:s text:c="2"/>&lt;CCC id="Q1"/&gt; </text:p>
            <text:p text:style-name="XML"><text:s/>&lt;/BBB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341086920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CCC id="Q2"/&gt; </text:p>
            <text:p text:style-name="XML"><text:s/>&lt;CCC/&gt; </text:p>
            <text:p text:style-name="XML"><text:s/>&lt;BBB&gt; </text:p>
            <text:p text:style-name="XML"><text:s text:c="2"/>&lt;CCC id="Q1"/&gt; </text:p>
            <text:p text:style-name="XML"><text:s/>&lt;/BBB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005423386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CCC/&gt; </text:p>
            <text:p text:style-name="XML"><text:s/>&lt;CCC/&gt; </text:p>
            <text:p text:style-name="XML"><text:s/>&lt;BBB&gt; </text:p>
            <text:p text:style-name="XML"><text:s text:c="2"/>&lt;CCC/&gt; </text:p>
            <text:p text:style-name="XML"><text:s/>&lt;/BBB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151344300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Character @ forbidden</text:span>"&gt; </text:p>
            <text:p text:style-name="XML-Validacion"><text:s text:c="2"/>&lt;rule context="*"&gt; </text:p>
            <text:p text:style-name="XML-Validacion"><text:s text:c="3"/>&lt;report test="contains(.,'@')"&gt;</text:p>
            <text:p text:style-name="XML-Validacion"><text:s text:c="4"/>Must not contain character @ </text:p>
            <text:p text:style-name="XML-Validacion"><text:s text:c="3"/>&lt;/repo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2984784351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&gt;bbbb&lt;/BBB&gt; </text:p>
            <text:p text:style-name="XML"><text:s/>&lt;CCC&gt;cccc&lt;/CCC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107593747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&gt;b@b.com&lt;/BBB&gt; </text:p>
            <text:p text:style-name="XML"><text:s/>&lt;CCC&gt;cccc&lt;/CCC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140568606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&gt;bbbb&lt;/BBB&gt; </text:p>
            <text:p text:style-name="XML"><text:s/>&lt;CCC&gt;cccc&lt;/CCC&gt; </text:p>
            <text:p text:style-name="XML"><text:s/>aa@aa.com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731020983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Attributes present</text:span>"&gt; </text:p>
            <text:p text:style-name="XML-Validacion"><text:s text:c="2"/>&lt;rule context="BBB"&gt; </text:p>
            <text:p text:style-name="XML-Validacion"><text:s text:c="3"/>&lt;assert test="not(@aaa) or (@aaa and @bbb)"&gt;</text:p>
            <text:p text:style-name="XML-Validacion"><text:s text:c="4"/>Element must not have an isolated 'aaa' attribute&lt;/assert&gt; </text:p>
            <text:p text:style-name="XML-Validacion"><text:s text:c="3"/>&lt;assert test="not(@bbb) or (@aaa and @bbb)"&gt;</text:p>
            <text:p text:style-name="XML-Validacion"><text:s text:c="4"/>Element must not have an isolated 'bbb' attribute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2957719349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 aaa="A" bbb="B"/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2828705905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 bbb="B"/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168752060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 aaa="A"/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926094765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/&gt; </text:p>
            <text:p text:style-name="XML">&lt;/AAA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3124710515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Number of characters in an abbreviation</text:span>"&gt; </text:p>
            <text:p text:style-name="XML-Validacion"><text:s text:c="2"/>&lt;rule context="BBB"&gt; </text:p>
            <text:p text:style-name="XML-Validacion"><text:s text:c="3"/>&lt;report test="string-length(@bbb) &amp;lt; 2"&gt;</text:p>
            <text:p text:style-name="XML-Validacion"><text:s text:c="4"/>There is not enough letters in the abbreviation&lt;/report&gt; </text:p>
            <text:p text:style-name="XML-Validacion"><text:s text:c="3"/>&lt;report test="string-length(@bbb) &amp;gt; 3"&gt;</text:p>
            <text:p text:style-name="XML-Validacion"><text:s text:c="4"/>There is too much letters in the abbreviation&lt;/repo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285136586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 bbb="C"/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599871069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 bbb="CZ"/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377071014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 bbb="CZC"/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820590642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 bbb="CZCZ"/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759875311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Sum equals 100</text:span>"&gt; </text:p>
            <text:p text:style-name="XML-Validacion"><text:s text:c="2"/>&lt;rule context="Total"&gt; </text:p>
            <text:p text:style-name="XML-Validacion"><text:s text:c="3"/>&lt;assert test="sum(//Value) = 100"&gt;</text:p>
            <text:p text:style-name="XML-Validacion"><text:s text:c="4"/>The values do not sum to 100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124895897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Total&gt; </text:p>
            <text:p text:style-name="XML"><text:s/>&lt;Value&gt;20&lt;/Value&gt; </text:p>
            <text:p text:style-name="XML"><text:s/>&lt;Value&gt;30&lt;/Value&gt; </text:p>
            <text:p text:style-name="XML"><text:s/>&lt;Value&gt;50&lt;/Value&gt; <text:s/></text:p>
            <text:p text:style-name="XML">&lt;/Total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514156298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Total&gt; </text:p>
            <text:p text:style-name="XML"><text:s/>&lt;Value&gt;10&lt;/Value&gt; </text:p>
            <text:p text:style-name="XML"><text:s/>&lt;Value&gt;20&lt;/Value&gt; </text:p>
            <text:p text:style-name="XML"><text:s/>&lt;Value&gt;50&lt;/Value&gt; <text:s/></text:p>
            <text:p text:style-name="XML">&lt;/Total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4568041296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A child of selected elements</text:span>"&gt; </text:p>
            <text:p text:style-name="XML-Validacion"><text:s text:c="2"/>&lt;rule context="CCC"&gt; </text:p>
            <text:p text:style-name="XML-Validacion"><text:s text:c="3"/>&lt;assert test="parent::*[name()='BBB' or name()='DDD']"&gt;</text:p>
            <text:p text:style-name="XML-Validacion"><text:s text:c="4"/>The element must not be a child of '&lt;name path="parent::*"/&gt; '</text:p>
            <text:p text:style-name="XML-Validacion"><text:s text:c="3"/>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594022657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&gt; </text:p>
            <text:p text:style-name="XML"><text:s/>&lt;BBB&gt; </text:p>
            <text:p text:style-name="XML"><text:s text:c="2"/>&lt;CCC/&gt; </text:p>
            <text:p text:style-name="XML"><text:s/>&lt;/BBB&gt; </text:p>
            <text:p text:style-name="XML"><text:s/>&lt;CCC/&gt; </text:p>
            <text:p text:style-name="XML"><text:s/>&lt;DDD&gt; </text:p>
            <text:p text:style-name="XML"><text:s text:c="2"/>&lt;CCC/&gt; </text:p>
            <text:p text:style-name="XML"><text:s text:c="2"/>&lt;EEE&gt; </text:p>
            <text:p text:style-name="XML"><text:s text:c="3"/>&lt;CCC/&gt; </text:p>
            <text:p text:style-name="XML"><text:s text:c="2"/>&lt;/EEE&gt; </text:p>
            <text:p text:style-name="XML"><text:s/>&lt;/DDD&gt; </text:p>
            <text:p text:style-name="XML">&lt;/AA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542865105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id is the only permited attribute name</text:span>"&gt; </text:p>
            <text:p text:style-name="XML-Validacion"><text:s text:c="2"/>&lt;rule context="*"&gt; </text:p>
            <text:p text:style-name="XML-Validacion"><text:s text:c="3"/>&lt;report test="@*[not(name()='id')]"&gt;Atrribute </text:p>
            <text:p text:style-name="XML-Validacion"><text:s text:c="4"/>'&lt;name path="@*[not(name()='id')]"/&gt;' is forbidden</text:p>
            <text:p text:style-name="XML-Validacion"><text:s text:c="4"/>in element '&lt;name/&gt; '</text:p>
            <text:p text:style-name="XML-Validacion"><text:s text:c="3"/>&lt;/repo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117827361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AAA name="aaa"&gt; </text:p>
            <text:p text:style-name="XML"><text:s/>&lt;BBB id="bbb"/&gt; </text:p>
            <text:p text:style-name="XML"><text:s/>&lt;CCC color="ccc"/&gt; </text:p>
            <text:p text:style-name="XML">&lt;/AAA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4167373537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 &gt; </text:p>
            <text:p text:style-name="XML-Validacion"><text:s/>&lt;pattern name="<text:span text:style-name="T14">Required ID</text:span>"&gt; </text:p>
            <text:p text:style-name="XML-Validacion"><text:s text:c="2"/>&lt;rule context="cat"&gt; </text:p>
            <text:p text:style-name="XML-Validacion"><text:s text:c="3"/>&lt;assert test="@id"&gt;An element of type</text:p>
            <text:p text:style-name="XML-Validacion"><text:s text:c="4"/>'&lt;name/&gt;' should have an 'id' attribute. </text:p>
            <text:p text:style-name="XML-Validacion"><text:s text:c="3"/>&lt;/assert&gt; </text:p>
            <text:p text:style-name="XML-Validacion"><text:s text:c="2"/>&lt;/rule&gt; </text:p>
            <text:p text:style-name="XML-Validacion"><text:s/>&lt;/pattern&gt; </text:p>
            <text:p text:style-name="XML-Validacion"><text:s/>&lt;pattern name="<text:span text:style-name="T14">Unique ID</text:span>"&gt; </text:p>
            <text:p text:style-name="XML-Validacion"><text:s text:c="2"/>&lt;rule context="cat/@id"&gt; </text:p>
            <text:p text:style-name="XML-Validacion"><text:s text:c="3"/>&lt;assert test="count(//@id[. = current()]) = 1"&gt;</text:p>
            <text:p text:style-name="XML-Validacion"><text:s text:c="4"/>The id '&lt;value-of select="."/&gt;' should be unique.</text:p>
            <text:p text:style-name="XML-Validacion"><text:s text:c="3"/>&lt;/assert&gt; </text:p>
            <text:p text:style-name="XML-Validacion"><text:s text:c="2"/>&lt;/rule&gt; </text:p>
            <text:p text:style-name="XML-Validacion"><text:s/>&lt;/pattern&gt; </text:p>
            <text:p text:style-name="XML-Validacion"><text:s/>&lt;pattern name="<text:span text:style-name="T14">Required IDREF</text:span>"&gt; </text:p>
            <text:p text:style-name="XML-Validacion"><text:s text:c="2"/>&lt;rule context="catowner"&gt; </text:p>
            <text:p text:style-name="XML-Validacion"><text:s text:c="3"/>&lt;assert test="@pet"&gt;An element of type </text:p>
            <text:p text:style-name="XML-Validacion"><text:s text:c="4"/>'&lt;name/&gt;' should have a 'pet' attribute. </text:p>
            <text:p text:style-name="XML-Validacion"><text:s text:c="3"/>&lt;/assert&gt; </text:p>
            <text:p text:style-name="XML-Validacion"><text:s text:c="2"/>&lt;/rule&gt; </text:p>
            <text:p text:style-name="XML-Validacion"><text:s/>&lt;/pattern&gt;</text:p>
            <text:p text:style-name="XML-Validacion"><text:s/>&lt;pattern name="<text:span text:style-name="T14">IDREF reference existing ID</text:span>"&gt; </text:p>
            <text:p text:style-name="XML-Validacion"><text:s text:c="2"/>&lt;rule context="catowner/@idref"&gt; </text:p>
            <text:p text:style-name="XML-Validacion"><text:s text:c="3"/>&lt;assert test="cat/@id[. = current()]"&gt;</text:p>
            <text:p text:style-name="XML-Validacion"><text:s text:c="4"/>The id '&lt;value-of select="."/&gt;' does not exist.</text:p>
            <text:p text:style-name="XML-Validacion"><text:s text:c="3"/>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189710056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table:number-columns-spanned="2" office:value-type="string">
            <text:p text:style-name="XML">&lt;cats&gt; </text:p>
            <text:p text:style-name="XML"><text:s/>&lt;cat&gt;Danny&lt;/dog&gt; </text:p>
            <text:p text:style-name="XML"><text:s/>&lt;cat id="b"&gt;Bede&lt;/cat&gt; </text:p>
            <text:p text:style-name="XML"><text:s/>&lt;cat id="b"&gt;Boody&lt;/cat&gt; </text:p>
            <text:p text:style-name="XML"><text:s/>&lt;catowner&gt;Harold&lt;/catowner&gt; </text:p>
            <text:p text:style-name="XML"><text:s/>&lt;catowner pet="d"&gt;Fumiaki&lt;/catowner&gt; </text:p>
            <text:p text:style-name="XML"><text:s/>&lt;catowner pet="b"&gt;Jimmy&lt;/catowner&gt; </text:p>
            <text:p text:style-name="XML"><text:s/>&lt;catowner pet="b"&gt;Rick&lt;/catowner&gt; </text:p>
            <text:p text:style-name="XML">&lt;/cats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3447994389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&gt; </text:p>
            <text:p text:style-name="XML-Validacion"><text:s/>&lt;pattern name="<text:span text:style-name="T14">Compare values of another XML</text:span>"&gt; </text:p>
            <text:p text:style-name="XML-Validacion"><text:s text:c="2"/>&lt;rule context="author"&gt; </text:p>
            <text:p text:style-name="XML-Validacion"><text:s text:c="3"/>&lt;assert test="document('source.xml')//author[@id=current()/@id]"&gt;</text:p>
            <text:p text:style-name="XML-Validacion"><text:s text:c="4"/>The author is not in the database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ext:soft-page-break/>
        <table:table-row table:style-name="Tabla6.1">
          <table:table-cell table:style-name="Tabla6.A1" office:value-type="string">
            <text:list xml:id="list192504439985188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office:value-type="string">
            <text:p text:style-name="XML">&lt;list&gt; </text:p>
            <text:p text:style-name="XML"><text:s/>&lt;author id="a1"&gt;Alice&lt;/author&gt; </text:p>
            <text:p text:style-name="XML"><text:s/>&lt;author id="p1"&gt;Paul&lt;/author&gt; </text:p>
            <text:p text:style-name="XML"><text:s/>&lt;author id="p2"&gt;Peter&lt;/author&gt; </text:p>
            <text:p text:style-name="XML">&lt;/list&gt;</text:p>
            <text:p text:style-name="Table_20_Contents">source.xml</text:p>
          </table:table-cell>
          <table:table-cell table:style-name="Tabla6.A1" office:value-type="string">
            <text:p text:style-name="XML">&lt;list&gt; </text:p>
            <text:p text:style-name="XML"><text:s/>&lt;author id="a1"/&gt; </text:p>
            <text:p text:style-name="XML"><text:s/>&lt;author id="a2"/&gt; </text:p>
            <text:p text:style-name="XML"><text:s/>&lt;author id="p1"/&gt;</text:p>
            <text:p text:style-name="XML"><text:s/>&lt;author id="p2"/&gt; </text:p>
            <text:p text:style-name="XML">&lt;/list&gt;</text:p>
          </table:table-cell>
        </table:table-row>
        <table:table-row table:style-name="Tabla6.1">
          <table:table-cell table:style-name="Tabla6.A1" office:value-type="string">
            <text:list xml:id="list192503690450483" text:continue-numbering="true" text:style-name="L7">
              <text:list-item>
                <text:p text:style-name="P20"/>
              </text:list-item>
            </text:list>
          </table:table-cell>
          <table:table-cell table:style-name="Tabla6.A1" table:number-columns-spanned="2" office:value-type="string">
            <text:p text:style-name="XML-Validacion">&lt;schema xmlns="http://www.ascc.net/xml/schematron" &gt; </text:p>
            <text:p text:style-name="XML-Validacion"><text:s/>&lt;pattern name="<text:span text:style-name="T14">Start of paragraph restriction</text:span>"&gt; </text:p>
            <text:p text:style-name="XML-Validacion"><text:s text:c="2"/>&lt;rule context="p"&gt; </text:p>
            <text:p text:style-name="XML-Validacion"><text:s text:c="3"/>&lt;assert test="document('source.xml')//*[name()=substring-before(current(),' ')]"&gt; The word at the beginning of sentence is not listed in XML 1.&lt;/assert&gt; </text:p>
            <text:p text:style-name="XML-Validacion"><text:s text:c="2"/>&lt;/rule&gt; </text:p>
            <text:p text:style-name="XML-Validacion"><text:s/>&lt;/pattern&gt; </text:p>
            <text:p text:style-name="XML-Validacion">&lt;/schema&gt;</text:p>
          </table:table-cell>
          <table:covered-table-cell/>
        </table:table-row>
        <table:table-row table:style-name="Tabla6.1">
          <table:table-cell table:style-name="Tabla6.A1" office:value-type="string">
            <text:list xml:id="list192504497125116" text:continue-numbering="true" text:style-name="L7">
              <text:list-header>
                <text:p text:style-name="P20"/>
              </text:list-header>
            </text:list>
          </table:table-cell>
          <table:table-cell table:style-name="Tabla6.A1" office:value-type="string">
            <text:p text:style-name="XML">&lt;list&gt; </text:p>
            <text:p text:style-name="XML"><text:s/>&lt;Alice/&gt; </text:p>
            <text:p text:style-name="XML"><text:s/>&lt;Peter/&gt; </text:p>
            <text:p text:style-name="XML"><text:s/>&lt;Paul/&gt; </text:p>
            <text:p text:style-name="XML">&lt;/list&gt;</text:p>
            <text:p text:style-name="Table_20_Contents">source.xml</text:p>
          </table:table-cell>
          <table:table-cell table:style-name="Tabla6.A1" office:value-type="string">
            <text:p text:style-name="XML">&lt;Document&gt; </text:p>
            <text:p text:style-name="XML"><text:s/>&lt;p&gt;Alice is a nice girl.&lt;/p&gt; </text:p>
            <text:p text:style-name="XML"><text:s/>&lt;p&gt;Where is Peter.&lt;/p&gt; </text:p>
            <text:p text:style-name="XML"><text:s/>&lt;p&gt;Paul was invited.&lt;/p&gt; </text:p>
            <text:p text:style-name="XML"><text:s/>&lt;p&gt;But Paul did not come.&lt;/p&gt; </text:p>
            <text:p text:style-name="XML">&lt;/Document&gt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Arial2" svg:font-family="Arial" style:font-adornments="Normal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cm" fo:margin-bottom="0.4cm" loext:contextual-spacing="false" style:page-number="auto" style:shadow="non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76cm" fo:margin-right="0cm" fo:margin-top="0.22cm" fo:margin-bottom="0.199cm" loext:contextual-spacing="false" fo:orphans="2" fo:widows="2" fo:text-indent="-0.76cm" style:auto-text-indent="false" style:page-number="auto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.25cm" fo:border="0.06pt solid #000000" style:shadow="non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XML" style:family="paragraph" style:parent-style-name="Preformatted_20_Text"/>
    <style:style style:name="XML-Validacion" style:family="paragraph" style:parent-style-name="XML">
      <style:paragraph-properties style:border-line-width="0.002cm 0.088cm 0.002cm" fo:padding="0.25cm" fo:border="2.61pt double #000000" style:shadow="none"/>
    </style:style>
    <style:style style:name="XML-Descripcion" style:family="paragraph" style:parent-style-name="XML">
      <style:paragraph-properties fo:margin-top="0.199cm" fo:margin-bottom="0.199cm" loext:contextual-spacing="false" fo:padding="0cm" fo:border="none" style:shadow="none"/>
      <style:text-properties style:use-window-font-color="true" text:display="non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Ejercicios de validación de XML</text:p>
      </style:header>
      <style:footer>
        <text:p text:style-name="Header">Página <text:page-number text:select-page="current">4</text:page-number> de <text:page-count>3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olfo </meta:initial-creator>
    <meta:creation-date>2012-01-20T19:29:56</meta:creation-date>
    <dc:date>2015-11-02T19:25:02.381303924</dc:date>
    <meta:editing-duration>PT21H57M45S</meta:editing-duration>
    <meta:editing-cycles>113</meta:editing-cycles>
    <meta:generator>LibreOffice/4.4.2.2$Linux_X86_64 LibreOffice_project/40m0$Build-2</meta:generator>
    <meta:document-statistic meta:table-count="5" meta:image-count="0" meta:object-count="0" meta:page-count="31" meta:paragraph-count="1476" meta:word-count="2922" meta:character-count="33748" meta:non-whitespace-character-count="29014"/>
  </office:meta>
</office:document-meta>
</file>